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style-name="gr1" draw:text-style-name="P1" svg:width="4.0122in" svg:height="6.3528in" svg:x="0.252in" svg:y="1.8374in">
            <draw:object draw:notify-on-update-of-ranges="Sheet3.G1:Sheet3.G1 Sheet3.G2:Sheet3.G8 Sheet3.H1:Sheet3.H1 Sheet3.H2:Sheet3.H8 Sheet3.G1:Sheet3.G1 Sheet3.G2:Sheet3.G8 Sheet3.I1:Sheet3.I1 Sheet3.I2:Sheet3.I8 Sheet3.G1:Sheet3.G1 Sheet3.G2:Sheet3.G8 Sheet3.J1:Sheet3.J1 Sheet3.J2:Sheet3.J8 Sheet3.G1:Sheet3.G1 Sheet3.G2:Sheet3.G8 Sheet3.K1:Sheet3.K1 Sheet3.K2:Sheet3.K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0571in" svg:height="6.361in" svg:x="5.6126in" svg:y="1.948in">
            <draw:object draw:notify-on-update-of-ranges="Sheet3.T1:Sheet3.T1 Sheet3.T2:Sheet3.T8 Sheet3.U1:Sheet3.U1 Sheet3.U2:Sheet3.U8 Sheet3.T1:Sheet3.T1 Sheet3.T2:Sheet3.T8 Sheet3.V1:Sheet3.V1 Sheet3.V2:Sheet3.V8 Sheet3.T1:Sheet3.T1 Sheet3.T2:Sheet3.T8 Sheet3.W1:Sheet3.W1 Sheet3.W2:Sheet3.W8 Sheet3.T1:Sheet3.T1 Sheet3.T2:Sheet3.T8 Sheet3.X1:Sheet3.X1 Sheet3.X2:Sheet3.X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Hermite</text:p>
          </table:table-cell>
          <table:table-cell/>
          <table:table-cell table:formula="of:=[.A1]" office:value-type="string" office:string-value="N" calcext:value-type="string">
            <text:p>N</text:p>
          </table:table-cell>
          <table:table-cell table:formula="of:=[.B1]" office:value-type="string" office:string-value="Linear" calcext:value-type="string">
            <text:p>Linear</text:p>
          </table:table-cell>
          <table:table-cell table:formula="of:=[.C1]" office:value-type="string" office:string-value="Quadratic" calcext:value-type="string">
            <text:p>Quadratic</text:p>
          </table:table-cell>
          <table:table-cell table:formula="of:=[.D1]" office:value-type="string" office:string-value="Cubic" calcext:value-type="string">
            <text:p>Cubic</text:p>
          </table:table-cell>
          <table:table-cell table:formula="of:=[.E1]" office:value-type="string" office:string-value="Hermite" calcext:value-type="string">
            <text:p>Hermit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Hermite</text:p>
          </table:table-cell>
          <table:table-cell/>
          <table:table-cell table:formula="of:=[.N1]" office:value-type="string" office:string-value="N" calcext:value-type="string">
            <text:p>N</text:p>
          </table:table-cell>
          <table:table-cell table:formula="of:=[.O1]" office:value-type="string" office:string-value="Linear" calcext:value-type="string">
            <text:p>Linear</text:p>
          </table:table-cell>
          <table:table-cell table:formula="of:=[.P1]" office:value-type="string" office:string-value="Quadratic" calcext:value-type="string">
            <text:p>Quadratic</text:p>
          </table:table-cell>
          <table:table-cell table:formula="of:=[.Q1]" office:value-type="string" office:string-value="Cubic" calcext:value-type="string">
            <text:p>Cubic</text:p>
          </table:table-cell>
          <table:table-cell table:formula="of:=[.R1]" office:value-type="string" office:string-value="Hermite" calcext:value-type="string">
            <text:p>Herm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74165" calcext:value-type="float">
            <text:p>0.0974165</text:p>
          </table:table-cell>
          <table:table-cell office:value-type="float" office:value="0.0132317" calcext:value-type="float">
            <text:p>0.0132317</text:p>
          </table:table-cell>
          <table:table-cell office:value-type="float" office:value="0.00112263" calcext:value-type="float">
            <text:p>0.00112263</text:p>
          </table:table-cell>
          <table:table-cell office:value-type="float" office:value="0.00568439" calcext:value-type="float">
            <text:p>0.00568439</text:p>
          </table:table-cell>
          <table:table-cell/>
          <table:table-cell table:formula="of:=LOG10([.A2])" office:value-type="float" office:value="1" calcext:value-type="float">
            <text:p>1</text:p>
          </table:table-cell>
          <table:table-cell table:formula="of:=LOG10([.B2])" office:value-type="float" office:value="-1.01136747790521" calcext:value-type="float">
            <text:p>-1.01136747790521</text:p>
          </table:table-cell>
          <table:table-cell table:formula="of:=LOG10([.C2])" office:value-type="float" office:value="-1.87838435436208" calcext:value-type="float">
            <text:p>-1.87838435436208</text:p>
          </table:table-cell>
          <table:table-cell table:formula="of:=LOG10([.D2])" office:value-type="float" office:value="-2.94976335632589" calcext:value-type="float">
            <text:p>-2.94976335632589</text:p>
          </table:table-cell>
          <table:table-cell table:formula="of:=LOG10([.E2])" office:value-type="float" office:value="-2.24531613323621" calcext:value-type="float">
            <text:p>-2.245316133236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16023" calcext:value-type="float">
            <text:p>3.16023</text:p>
          </table:table-cell>
          <table:table-cell office:value-type="float" office:value="0.857334" calcext:value-type="float">
            <text:p>0.857334</text:p>
          </table:table-cell>
          <table:table-cell office:value-type="float" office:value="0.112208" calcext:value-type="float">
            <text:p>0.112208</text:p>
          </table:table-cell>
          <table:table-cell office:value-type="float" office:value="0.198588" calcext:value-type="float">
            <text:p>0.198588</text:p>
          </table:table-cell>
          <table:table-cell/>
          <table:table-cell table:formula="of:=LOG10([.N2])" office:value-type="float" office:value="1" calcext:value-type="float">
            <text:p>1</text:p>
          </table:table-cell>
          <table:table-cell table:formula="of:=LOG10([.O2])" office:value-type="float" office:value="0.499718691509499" calcext:value-type="float">
            <text:p>0.499718691509499</text:p>
          </table:table-cell>
          <table:table-cell table:formula="of:=LOG10([.P2])" office:value-type="float" office:value="-0.0668499527580588" calcext:value-type="float">
            <text:p>-0.0668499527580588</text:p>
          </table:table-cell>
          <table:table-cell table:formula="of:=LOG10([.Q2])" office:value-type="float" office:value="-0.949976178445293" calcext:value-type="float">
            <text:p>-0.949976178445293</text:p>
          </table:table-cell>
          <table:table-cell table:formula="of:=LOG10([.R2])" office:value-type="float" office:value="-0.702046997991883" calcext:value-type="float">
            <text:p>-0.7020469979918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944" calcext:value-type="float">
            <text:p>0.0266944</text:p>
          </table:table-cell>
          <table:table-cell office:value-type="float" office:value="0.00167492" calcext:value-type="float">
            <text:p>0.00167492</text:p>
          </table:table-cell>
          <table:table-cell table:style-name="ce1" office:value-type="float" office:value="0.0000730026" calcext:value-type="float">
            <text:p>7.30E-05</text:p>
          </table:table-cell>
          <table:table-cell office:value-type="float" office:value="0.000377028" calcext:value-type="float">
            <text:p>0.000377028</text:p>
          </table:table-cell>
          <table:table-cell/>
          <table:table-cell table:formula="of:=LOG10([.A3])" office:value-type="float" office:value="1.30102999566398" calcext:value-type="float">
            <text:p>1.30102999566398</text:p>
          </table:table-cell>
          <table:table-cell table:formula="of:=LOG10([.B3])" office:value-type="float" office:value="-1.57357983617028" calcext:value-type="float">
            <text:p>-1.57357983617028</text:p>
          </table:table-cell>
          <table:table-cell table:formula="of:=LOG10([.C3])" office:value-type="float" office:value="-2.77600593154551" calcext:value-type="float">
            <text:p>-2.77600593154551</text:p>
          </table:table-cell>
          <table:table-cell table:formula="of:=LOG10([.D3])" office:value-type="float" office:value="-4.13666167213235" calcext:value-type="float">
            <text:p>-4.13666167213235</text:p>
          </table:table-cell>
          <table:table-cell table:formula="of:=LOG10([.E3])" office:value-type="float" office:value="-3.42362639569887" calcext:value-type="float">
            <text:p>-3.423626395698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69751" calcext:value-type="float">
            <text:p>1.69751</text:p>
          </table:table-cell>
          <table:table-cell office:value-type="float" office:value="0.217055" calcext:value-type="float">
            <text:p>0.217055</text:p>
          </table:table-cell>
          <table:table-cell office:value-type="float" office:value="0.0146015" calcext:value-type="float">
            <text:p>0.0146015</text:p>
          </table:table-cell>
          <table:table-cell office:value-type="float" office:value="0.0261768" calcext:value-type="float">
            <text:p>0.0261768</text:p>
          </table:table-cell>
          <table:table-cell/>
          <table:table-cell table:formula="of:=LOG10([.N3])" office:value-type="float" office:value="1.30102999566398" calcext:value-type="float">
            <text:p>1.30102999566398</text:p>
          </table:table-cell>
          <table:table-cell table:formula="of:=LOG10([.O3])" office:value-type="float" office:value="0.229812341380832" calcext:value-type="float">
            <text:p>0.229812341380832</text:p>
          </table:table-cell>
          <table:table-cell table:formula="of:=LOG10([.P3])" office:value-type="float" office:value="-0.663430205460394" calcext:value-type="float">
            <text:p>-0.663430205460394</text:p>
          </table:table-cell>
          <table:table-cell table:formula="of:=LOG10([.Q3])" office:value-type="float" office:value="-1.83560252721141" calcext:value-type="float">
            <text:p>-1.83560252721141</text:p>
          </table:table-cell>
          <table:table-cell table:formula="of:=LOG10([.R3])" office:value-type="float" office:value="-1.58208344515286" calcext:value-type="float">
            <text:p>-1.58208344515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436684" calcext:value-type="float">
            <text:p>4.37E-03</text:p>
          </table:table-cell>
          <table:table-cell office:value-type="float" office:value="0.000107596" calcext:value-type="float">
            <text:p>0.000107596</text:p>
          </table:table-cell>
          <table:table-cell table:style-name="ce1" office:value-type="float" office:value="0.00000190166" calcext:value-type="float">
            <text:p>1.90E-06</text:p>
          </table:table-cell>
          <table:table-cell table:style-name="ce1" office:value-type="float" office:value="0.00000987184" calcext:value-type="float">
            <text:p>9.87E-06</text:p>
          </table:table-cell>
          <table:table-cell/>
          <table:table-cell table:formula="of:=LOG10([.A4])" office:value-type="float" office:value="1.69897000433602" calcext:value-type="float">
            <text:p>1.69897000433602</text:p>
          </table:table-cell>
          <table:table-cell table:formula="of:=LOG10([.B4])" office:value-type="float" office:value="-2.35983272023577" calcext:value-type="float">
            <text:p>-2.35983272023577</text:p>
          </table:table-cell>
          <table:table-cell table:formula="of:=LOG10([.C4])" office:value-type="float" office:value="-3.96820387374601" calcext:value-type="float">
            <text:p>-3.96820387374601</text:p>
          </table:table-cell>
          <table:table-cell table:formula="of:=LOG10([.D4])" office:value-type="float" office:value="-5.72086712847286" calcext:value-type="float">
            <text:p>-5.72086712847286</text:p>
          </table:table-cell>
          <table:table-cell table:formula="of:=LOG10([.E4])" office:value-type="float" office:value="-5.00560189217633" calcext:value-type="float">
            <text:p>-5.005601892176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91024" calcext:value-type="float">
            <text:p>0.691024</text:p>
          </table:table-cell>
          <table:table-cell office:value-type="float" office:value="0.0348594" calcext:value-type="float">
            <text:p>0.0348594</text:p>
          </table:table-cell>
          <table:table-cell office:value-type="float" office:value="0.000950835" calcext:value-type="float">
            <text:p>0.000950835</text:p>
          </table:table-cell>
          <table:table-cell office:value-type="float" office:value="0.00171042" calcext:value-type="float">
            <text:p>0.00171042</text:p>
          </table:table-cell>
          <table:table-cell/>
          <table:table-cell table:formula="of:=LOG10([.N4])" office:value-type="float" office:value="1.69897000433602" calcext:value-type="float">
            <text:p>1.69897000433602</text:p>
          </table:table-cell>
          <table:table-cell table:formula="of:=LOG10([.O4])" office:value-type="float" office:value="-0.160506868853643" calcext:value-type="float">
            <text:p>-0.160506868853643</text:p>
          </table:table-cell>
          <table:table-cell table:formula="of:=LOG10([.P4])" office:value-type="float" office:value="-1.45768009223841" calcext:value-type="float">
            <text:p>-1.45768009223841</text:p>
          </table:table-cell>
          <table:table-cell table:formula="of:=LOG10([.Q4])" office:value-type="float" office:value="-3.0218948403777" calcext:value-type="float">
            <text:p>-3.0218948403777</text:p>
          </table:table-cell>
          <table:table-cell table:formula="of:=LOG10([.R4])" office:value-type="float" office:value="-2.76689723388526" calcext:value-type="float">
            <text:p>-2.76689723388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109505" calcext:value-type="float">
            <text:p>1.10E-03</text:p>
          </table:table-cell>
          <table:table-cell table:style-name="ce1" office:value-type="float" office:value="0.0000134575" calcext:value-type="float">
            <text:p>1.35E-05</text:p>
          </table:table-cell>
          <table:table-cell table:style-name="ce1" office:value-type="float" office:value="0.000000119151" calcext:value-type="float">
            <text:p>1.19E-07</text:p>
          </table:table-cell>
          <table:table-cell table:style-name="ce1" office:value-type="float" office:value="0.000000618977" calcext:value-type="float">
            <text:p>6.19E-07</text:p>
          </table:table-cell>
          <table:table-cell/>
          <table:table-cell table:formula="of:=LOG10([.A5])" office:value-type="float" office:value="2" calcext:value-type="float">
            <text:p>2</text:p>
          </table:table-cell>
          <table:table-cell table:formula="of:=LOG10([.B5])" office:value-type="float" office:value="-2.96056605047835" calcext:value-type="float">
            <text:p>-2.96056605047835</text:p>
          </table:table-cell>
          <table:table-cell table:formula="of:=LOG10([.C5])" office:value-type="float" office:value="-4.87103561151228" calcext:value-type="float">
            <text:p>-4.87103561151228</text:p>
          </table:table-cell>
          <table:table-cell table:formula="of:=LOG10([.D5])" office:value-type="float" office:value="-6.92390230839382" calcext:value-type="float">
            <text:p>-6.92390230839382</text:p>
          </table:table-cell>
          <table:table-cell table:formula="of:=LOG10([.E5])" office:value-type="float" office:value="-6.20832548823136" calcext:value-type="float">
            <text:p>-6.2083254882313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46351" calcext:value-type="float">
            <text:p>0.346351</text:p>
          </table:table-cell>
          <table:table-cell office:value-type="float" office:value="0.0087201" calcext:value-type="float">
            <text:p>0.0087201</text:p>
          </table:table-cell>
          <table:table-cell office:value-type="float" office:value="0.00011915" calcext:value-type="float">
            <text:p>0.00011915</text:p>
          </table:table-cell>
          <table:table-cell office:value-type="float" office:value="0.000214438" calcext:value-type="float">
            <text:p>0.000214438</text:p>
          </table:table-cell>
          <table:table-cell/>
          <table:table-cell table:formula="of:=LOG10([.N5])" office:value-type="float" office:value="2" calcext:value-type="float">
            <text:p>2</text:p>
          </table:table-cell>
          <table:table-cell table:formula="of:=LOG10([.O5])" office:value-type="float" office:value="-0.460483554111003" calcext:value-type="float">
            <text:p>-0.460483554111003</text:p>
          </table:table-cell>
          <table:table-cell table:formula="of:=LOG10([.P5])" office:value-type="float" office:value="-2.05947853465468" calcext:value-type="float">
            <text:p>-2.05947853465468</text:p>
          </table:table-cell>
          <table:table-cell table:formula="of:=LOG10([.Q5])" office:value-type="float" office:value="-3.92390595331753" calcext:value-type="float">
            <text:p>-3.92390595331753</text:p>
          </table:table-cell>
          <table:table-cell table:formula="of:=LOG10([.R5])" office:value-type="float" office:value="-3.66869825196443" calcext:value-type="float">
            <text:p>-3.668698251964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273972" calcext:value-type="float">
            <text:p>2.74E-04</text:p>
          </table:table-cell>
          <table:table-cell table:style-name="ce1" office:value-type="float" office:value="0.00000168244" calcext:value-type="float">
            <text:p>1.68E-06</text:p>
          </table:table-cell>
          <table:table-cell table:style-name="ce1" office:value-type="float" office:value="0.00000000745156" calcext:value-type="float">
            <text:p>7.45E-09</text:p>
          </table:table-cell>
          <table:table-cell table:style-name="ce1" office:value-type="float" office:value="0.0000000387171" calcext:value-type="float">
            <text:p>3.87E-08</text:p>
          </table:table-cell>
          <table:table-cell/>
          <table:table-cell table:formula="of:=LOG10([.A6])" office:value-type="float" office:value="2.30102999566398" calcext:value-type="float">
            <text:p>2.30102999566398</text:p>
          </table:table-cell>
          <table:table-cell table:formula="of:=LOG10([.B6])" office:value-type="float" office:value="-3.56229381990539" calcext:value-type="float">
            <text:p>-3.56229381990539</text:p>
          </table:table-cell>
          <table:table-cell table:formula="of:=LOG10([.C6])" office:value-type="float" office:value="-5.77406041485052" calcext:value-type="float">
            <text:p>-5.77406041485052</text:p>
          </table:table-cell>
          <table:table-cell table:formula="of:=LOG10([.D6])" office:value-type="float" office:value="-8.12775279725589" calcext:value-type="float">
            <text:p>-8.12775279725589</text:p>
          </table:table-cell>
          <table:table-cell table:formula="of:=LOG10([.E6])" office:value-type="float" office:value="-7.41209717980281" calcext:value-type="float">
            <text:p>-7.4120971798028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17328" calcext:value-type="float">
            <text:p>0.17328</text:p>
          </table:table-cell>
          <table:table-cell office:value-type="float" office:value="0.0021804" calcext:value-type="float">
            <text:p>0.0021804</text:p>
          </table:table-cell>
          <table:table-cell table:style-name="ce1" office:value-type="float" office:value="0.0000149036" calcext:value-type="float">
            <text:p>1.49E-05</text:p>
          </table:table-cell>
          <table:table-cell table:style-name="ce1" office:value-type="float" office:value="0.0000268246" calcext:value-type="float">
            <text:p>2.68E-05</text:p>
          </table:table-cell>
          <table:table-cell/>
          <table:table-cell table:formula="of:=LOG10([.N6])" office:value-type="float" office:value="2.30102999566398" calcext:value-type="float">
            <text:p>2.30102999566398</text:p>
          </table:table-cell>
          <table:table-cell table:formula="of:=LOG10([.O6])" office:value-type="float" office:value="-0.761251560718755" calcext:value-type="float">
            <text:p>-0.761251560718755</text:p>
          </table:table-cell>
          <table:table-cell table:formula="of:=LOG10([.P6])" office:value-type="float" office:value="-2.66146382664434" calcext:value-type="float">
            <text:p>-2.66146382664434</text:p>
          </table:table-cell>
          <table:table-cell table:formula="of:=LOG10([.Q6])" office:value-type="float" office:value="-4.82670881405142" calcext:value-type="float">
            <text:p>-4.82670881405142</text:p>
          </table:table-cell>
          <table:table-cell table:formula="of:=LOG10([.R6])" office:value-type="float" office:value="-4.57146674537647" calcext:value-type="float">
            <text:p>-4.571466745376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438448" calcext:value-type="float">
            <text:p>4.38E-05</text:p>
          </table:table-cell>
          <table:table-cell table:style-name="ce1" office:value-type="float" office:value="0.000000107681" calcext:value-type="float">
            <text:p>1.08E-07</text:p>
          </table:table-cell>
          <table:table-cell table:style-name="ce1" office:value-type="float" office:value="0.000000000190793" calcext:value-type="float">
            <text:p>1.91E-10</text:p>
          </table:table-cell>
          <table:table-cell table:style-name="ce1" office:value-type="float" office:value="0.000000000991381" calcext:value-type="float">
            <text:p>9.91E-10</text:p>
          </table:table-cell>
          <table:table-cell/>
          <table:table-cell table:formula="of:=LOG10([.A7])" office:value-type="float" office:value="2.69897000433602" calcext:value-type="float">
            <text:p>2.69897000433602</text:p>
          </table:table-cell>
          <table:table-cell table:formula="of:=LOG10([.B7])" office:value-type="float" office:value="-4.35808190663591" calcext:value-type="float">
            <text:p>-4.35808190663591</text:p>
          </table:table-cell>
          <table:table-cell table:formula="of:=LOG10([.C7])" office:value-type="float" office:value="-6.96786091994342" calcext:value-type="float">
            <text:p>-6.96786091994342</text:p>
          </table:table-cell>
          <table:table-cell table:formula="of:=LOG10([.D7])" office:value-type="float" office:value="-9.71943756315992" calcext:value-type="float">
            <text:p>-9.71943756315992</text:p>
          </table:table-cell>
          <table:table-cell table:formula="of:=LOG10([.E7])" office:value-type="float" office:value="-9.00375940868508" calcext:value-type="float">
            <text:p>-9.0037594086850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693252" calcext:value-type="float">
            <text:p>0.0693252</text:p>
          </table:table-cell>
          <table:table-cell office:value-type="float" office:value="0.000348917" calcext:value-type="float">
            <text:p>0.000348917</text:p>
          </table:table-cell>
          <table:table-cell table:style-name="ce1" office:value-type="float" office:value="0.000000954303" calcext:value-type="float">
            <text:p>9.54E-07</text:p>
          </table:table-cell>
          <table:table-cell table:style-name="ce1" office:value-type="float" office:value="0.00000171713" calcext:value-type="float">
            <text:p>1.72E-06</text:p>
          </table:table-cell>
          <table:table-cell/>
          <table:table-cell table:formula="of:=LOG10([.N7])" office:value-type="float" office:value="2.69897000433602" calcext:value-type="float">
            <text:p>2.69897000433602</text:p>
          </table:table-cell>
          <table:table-cell table:formula="of:=LOG10([.O7])" office:value-type="float" office:value="-1.15910886882877" calcext:value-type="float">
            <text:p>-1.15910886882877</text:p>
          </table:table-cell>
          <table:table-cell table:formula="of:=LOG10([.P7])" office:value-type="float" office:value="-3.45727787025859" calcext:value-type="float">
            <text:p>-3.45727787025859</text:p>
          </table:table-cell>
          <table:table-cell table:formula="of:=LOG10([.Q7])" office:value-type="float" office:value="-6.02031371089853" calcext:value-type="float">
            <text:p>-6.02031371089853</text:p>
          </table:table-cell>
          <table:table-cell table:formula="of:=LOG10([.R7])" office:value-type="float" office:value="-5.76519682414868" calcext:value-type="float">
            <text:p>-5.765196824148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109615" calcext:value-type="float">
            <text:p>1.10E-05</text:p>
          </table:table-cell>
          <table:table-cell table:style-name="ce1" office:value-type="float" office:value="0.0000000134601" calcext:value-type="float">
            <text:p>1.35E-08</text:p>
          </table:table-cell>
          <table:table-cell table:style-name="ce1" office:value-type="float" office:value="0.0000000000119249" calcext:value-type="float">
            <text:p>1.19E-11</text:p>
          </table:table-cell>
          <table:table-cell table:style-name="ce1" office:value-type="float" office:value="0.0000000000619633" calcext:value-type="float">
            <text:p>6.20E-11</text:p>
          </table:table-cell>
          <table:table-cell/>
          <table:table-cell table:formula="of:=LOG10([.A8])" office:value-type="float" office:value="3" calcext:value-type="float">
            <text:p>3</text:p>
          </table:table-cell>
          <table:table-cell table:formula="of:=LOG10([.B8])" office:value-type="float" office:value="-4.96013001180527" calcext:value-type="float">
            <text:p>-4.96013001180527</text:p>
          </table:table-cell>
          <table:table-cell table:formula="of:=LOG10([.C8])" office:value-type="float" office:value="-7.8709517135677" calcext:value-type="float">
            <text:p>-7.8709517135677</text:p>
          </table:table-cell>
          <table:table-cell table:formula="of:=LOG10([.D8])" office:value-type="float" office:value="-10.9235452541856" calcext:value-type="float">
            <text:p>-10.9235452541856</text:p>
          </table:table-cell>
          <table:table-cell table:formula="of:=LOG10([.E8])" office:value-type="float" office:value="-10.2078654609318" calcext:value-type="float">
            <text:p>-10.207865460931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34666" calcext:value-type="float">
            <text:p>0.034666</text:p>
          </table:table-cell>
          <table:table-cell table:style-name="ce1" office:value-type="float" office:value="0.0000872631" calcext:value-type="float">
            <text:p>8.73E-05</text:p>
          </table:table-cell>
          <table:table-cell table:style-name="ce1" office:value-type="float" office:value="0.000000119429" calcext:value-type="float">
            <text:p>1.19E-07</text:p>
          </table:table-cell>
          <table:table-cell table:style-name="ce1" office:value-type="float" office:value="0.000000214647" calcext:value-type="float">
            <text:p>2.15E-07</text:p>
          </table:table-cell>
          <table:table-cell/>
          <table:table-cell table:formula="of:=LOG10([.N8])" office:value-type="float" office:value="3" calcext:value-type="float">
            <text:p>3</text:p>
          </table:table-cell>
          <table:table-cell table:formula="of:=LOG10([.O8])" office:value-type="float" office:value="-1.46009626731815" calcext:value-type="float">
            <text:p>-1.46009626731815</text:p>
          </table:table-cell>
          <table:table-cell table:formula="of:=LOG10([.P8])" office:value-type="float" office:value="-4.05916936287132" calcext:value-type="float">
            <text:p>-4.05916936287132</text:p>
          </table:table-cell>
          <table:table-cell table:formula="of:=LOG10([.Q8])" office:value-type="float" office:value="-6.92289020410502" calcext:value-type="float">
            <text:p>-6.92289020410502</text:p>
          </table:table-cell>
          <table:table-cell table:formula="of:=LOG10([.R8])" office:value-type="float" office:value="-6.66827517703104" calcext:value-type="float">
            <text:p>-6.66827517703104</text:p>
          </table:table-cell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2"/>
          <table:table-cell table:style-name="ce1"/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5.0091in" svg:height="6.2224in" svg:x="0.2642in" svg:y="2.1335in">
            <draw:object draw:notify-on-update-of-ranges="Sheet2.D1:Sheet2.D1 Sheet2.D2:Sheet2.D8 Sheet2.E1:Sheet2.E1 Sheet2.E2:Sheet2.E8 Sheet2.D1:Sheet2.D1 Sheet2.D2:Sheet2.D8 Sheet2.F1:Sheet2.F1 Sheet2.F2:Sheet2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Hermit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Hermit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8156" calcext:value-type="float">
            <text:p>0.138156</text:p>
          </table:table-cell>
          <table:table-cell office:value-type="float" office:value="0.00500192" calcext:value-type="float">
            <text:p>0.00500192</text:p>
          </table:table-cell>
          <table:table-cell table:formula="of:=LOG10([.A2])" office:value-type="float" office:value="1" calcext:value-type="float">
            <text:p>1</text:p>
          </table:table-cell>
          <table:table-cell table:formula="of:=LOG10([.B2])" office:value-type="float" office:value="-0.859630249290304" calcext:value-type="float">
            <text:p>-0.859630249290304</text:p>
          </table:table-cell>
          <table:table-cell table:formula="of:=LOG10([.C2])" office:value-type="float" office:value="-2.3008632585944" calcext:value-type="float">
            <text:p>-2.30086325859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1671" calcext:value-type="float">
            <text:p>0.0381671</text:p>
          </table:table-cell>
          <table:table-cell office:value-type="float" office:value="0.000252294" calcext:value-type="float">
            <text:p>0.000252294</text:p>
          </table:table-cell>
          <table:table-cell table:formula="of:=LOG10([.A3])" office:value-type="float" office:value="1.30102999566398" calcext:value-type="float">
            <text:p>1.30102999566398</text:p>
          </table:table-cell>
          <table:table-cell table:formula="of:=LOG10([.B3])" office:value-type="float" office:value="-1.41831083721737" calcext:value-type="float">
            <text:p>-1.41831083721737</text:p>
          </table:table-cell>
          <table:table-cell table:formula="of:=LOG10([.C3])" office:value-type="float" office:value="-3.59809307765474" calcext:value-type="float">
            <text:p>-3.5980930776547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28066" calcext:value-type="float">
            <text:p>0.00628066</text:p>
          </table:table-cell>
          <table:table-cell table:style-name="ce1" office:value-type="float" office:value="0.00000601992" calcext:value-type="float">
            <text:p>6.02E-06</text:p>
          </table:table-cell>
          <table:table-cell table:formula="of:=LOG10([.A4])" office:value-type="float" office:value="1.69897000433602" calcext:value-type="float">
            <text:p>1.69897000433602</text:p>
          </table:table-cell>
          <table:table-cell table:formula="of:=LOG10([.B4])" office:value-type="float" office:value="-2.20199471624734" calcext:value-type="float">
            <text:p>-2.20199471624734</text:p>
          </table:table-cell>
          <table:table-cell table:formula="of:=LOG10([.C4])" office:value-type="float" office:value="-5.22040928013577" calcext:value-type="float">
            <text:p>-5.2204092801357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57639" calcext:value-type="float">
            <text:p>0.00157639</text:p>
          </table:table-cell>
          <table:table-cell table:style-name="ce1" office:value-type="float" office:value="0.000000371683" calcext:value-type="float">
            <text:p>3.72E-07</text:p>
          </table:table-cell>
          <table:table-cell table:formula="of:=LOG10([.A5])" office:value-type="float" office:value="2" calcext:value-type="float">
            <text:p>2</text:p>
          </table:table-cell>
          <table:table-cell table:formula="of:=LOG10([.B5])" office:value-type="float" office:value="-2.80233632879159" calcext:value-type="float">
            <text:p>-2.80233632879159</text:p>
          </table:table-cell>
          <table:table-cell table:formula="of:=LOG10([.C5])" office:value-type="float" office:value="-6.42982730216774" calcext:value-type="float">
            <text:p>-6.4298273021677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94487" calcext:value-type="float">
            <text:p>0.000394487</text:p>
          </table:table-cell>
          <table:table-cell table:style-name="ce1" office:value-type="float" office:value="0.0000000231497" calcext:value-type="float">
            <text:p>2.31E-08</text:p>
          </table:table-cell>
          <table:table-cell table:formula="of:=LOG10([.A6])" office:value-type="float" office:value="2.30102999566398" calcext:value-type="float">
            <text:p>2.30102999566398</text:p>
          </table:table-cell>
          <table:table-cell table:formula="of:=LOG10([.B6])" office:value-type="float" office:value="-3.40396730404212" calcext:value-type="float">
            <text:p>-3.40396730404212</text:p>
          </table:table-cell>
          <table:table-cell table:formula="of:=LOG10([.C6])" office:value-type="float" office:value="-7.63545463268874" calcext:value-type="float">
            <text:p>-7.6354546326887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631354" calcext:value-type="float">
            <text:p>6.31E-05</text:p>
          </table:table-cell>
          <table:table-cell table:style-name="ce1" office:value-type="float" office:value="0.000000000591947" calcext:value-type="float">
            <text:p>5.92E-10</text:p>
          </table:table-cell>
          <table:table-cell table:formula="of:=LOG10([.A7])" office:value-type="float" office:value="2.69897000433602" calcext:value-type="float">
            <text:p>2.69897000433602</text:p>
          </table:table-cell>
          <table:table-cell table:formula="of:=LOG10([.B7])" office:value-type="float" office:value="-4.19972706367587" calcext:value-type="float">
            <text:p>-4.19972706367587</text:p>
          </table:table-cell>
          <table:table-cell table:formula="of:=LOG10([.C7])" office:value-type="float" office:value="-9.22771717611146" calcext:value-type="float">
            <text:p>-9.2277171761114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157845" calcext:value-type="float">
            <text:p>1.58E-05</text:p>
          </table:table-cell>
          <table:table-cell table:style-name="ce1" office:value-type="float" office:value="0.0000000000370048" calcext:value-type="float">
            <text:p>3.70E-11</text:p>
          </table:table-cell>
          <table:table-cell table:formula="of:=LOG10([.A8])" office:value-type="float" office:value="3" calcext:value-type="float">
            <text:p>3</text:p>
          </table:table-cell>
          <table:table-cell table:formula="of:=LOG10([.B8])" office:value-type="float" office:value="-4.80176917054593" calcext:value-type="float">
            <text:p>-4.80176917054593</text:p>
          </table:table-cell>
          <table:table-cell table:formula="of:=LOG10([.C8])" office:value-type="float" office:value="-10.4317419386815" calcext:value-type="float">
            <text:p>-10.4317419386815</text:p>
          </table:table-cell>
          <table:table-cell table:number-columns-repeated="3"/>
          <table:table-cell table:style-name="ce1"/>
        </table:table-row>
        <table:table-row table:style-name="ro1" table:number-rows-repeated="5">
          <table:table-cell table:number-columns-repeated="10"/>
        </table:table-row>
        <table:table-row table:style-name="ro1" table:number-rows-repeated="5">
          <table:table-cell table:number-columns-repeated="8"/>
          <table:table-cell table:style-name="ce1"/>
          <table:table-cell/>
        </table:table-row>
        <table:table-row table:style-name="ro1">
          <table:table-cell table:number-columns-repeated="8"/>
          <table:table-cell table:style-name="ce1"/>
          <table:table-cell/>
        </table:table-row>
      </table:table>
      <table:table table:name="Sheet4" table:style-name="ta1">
        <table:shapes>
          <draw:frame draw:z-index="0" draw:style-name="gr1" draw:text-style-name="P1" svg:width="5.0063in" svg:height="6.5661in" svg:x="0.4134in" svg:y="2.2858in">
            <draw:object draw:notify-on-update-of-ranges="Sheet4.J1:Sheet4.J1 Sheet4.J2:Sheet4.J9 Sheet4.K1:Sheet4.K1 Sheet4.K2:Sheet4.K9 Sheet4.J1:Sheet4.J1 Sheet4.J2:Sheet4.J9 Sheet4.L1:Sheet4.L1 Sheet4.L2:Sheet4.L9 Sheet4.J1:Sheet4.J1 Sheet4.J2:Sheet4.J9 Sheet4.M1:Sheet4.M1 Sheet4.M2:Sheet4.M9 Sheet4.J1:Sheet4.J1 Sheet4.J2:Sheet4.J9 Sheet4.N1:Sheet4.N1 Sheet4.N2:Sheet4.N9 Sheet4.J1:Sheet4.J1 Sheet4.J2:Sheet4.J9 Sheet4.O1:Sheet4.O1 Sheet4.O2:Sheet4.O9 Sheet4.J1:Sheet4.J1 Sheet4.J2:Sheet4.J9 Sheet4.P1:Sheet4.P1 Sheet4.P2:Sheet4.P9 Sheet4.J1:Sheet4.J1 Sheet4.J2:Sheet4.J9 Sheet4.Q1:Sheet4.Q1 Sheet4.Q2:Sheet4.Q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-3</text:p>
          </table:table-cell>
          <table:table-cell office:value-type="string" calcext:value-type="string">
            <text:p>Quadratic-3</text:p>
          </table:table-cell>
          <table:table-cell office:value-type="string" calcext:value-type="string">
            <text:p>Quadratic-4</text:p>
          </table:table-cell>
          <table:table-cell office:value-type="string" calcext:value-type="string">
            <text:p>Quadratic8-4</text:p>
          </table:table-cell>
          <table:table-cell office:value-type="string" calcext:value-type="string">
            <text:p>Cubic-3</text:p>
          </table:table-cell>
          <table:table-cell office:value-type="string" calcext:value-type="string">
            <text:p>Cubic9-3</text:p>
          </table:table-cell>
          <table:table-cell office:value-type="string" calcext:value-type="string">
            <text:p>CubicNoXY-3</text:p>
          </table:table-cell>
          <table:table-cell/>
          <table:table-cell table:formula="of:=[.A1]" office:value-type="string" office:string-value="N" calcext:value-type="string">
            <text:p>N</text:p>
          </table:table-cell>
          <table:table-cell table:formula="of:=[.B1]" office:value-type="string" office:string-value="Linear-3" calcext:value-type="string">
            <text:p>Linear-3</text:p>
          </table:table-cell>
          <table:table-cell table:formula="of:=[.C1]" office:value-type="string" office:string-value="Quadratic-3" calcext:value-type="string">
            <text:p>Quadratic-3</text:p>
          </table:table-cell>
          <table:table-cell table:formula="of:=[.D1]" office:value-type="string" office:string-value="Quadratic-4" calcext:value-type="string">
            <text:p>Quadratic-4</text:p>
          </table:table-cell>
          <table:table-cell table:formula="of:=[.E1]" office:value-type="string" office:string-value="Quadratic8-4" calcext:value-type="string">
            <text:p>Quadratic8-4</text:p>
          </table:table-cell>
          <table:table-cell table:formula="of:=[.F1]" office:value-type="string" office:string-value="Cubic-3" calcext:value-type="string">
            <text:p>Cubic-3</text:p>
          </table:table-cell>
          <table:table-cell table:formula="of:=[.G1]" office:value-type="string" office:string-value="Cubic9-3" calcext:value-type="string">
            <text:p>Cubic9-3</text:p>
          </table:table-cell>
          <table:table-cell table:style-name="ce3" table:formula="of:=[.H1]" office:value-type="string" office:string-value="CubicNoXY-3" calcext:value-type="string">
            <text:p>CubicNoXY-3</text:p>
          </table:table-cell>
        </table:table-row>
        <table:table-row table:style-name="ro1">
          <table:table-cell office:value-type="float" office:value="22.9347" calcext:value-type="float">
            <text:p>22.9347</text:p>
          </table:table-cell>
          <table:table-cell office:value-type="float" office:value="0.0638327" calcext:value-type="float">
            <text:p>0.0638327</text:p>
          </table:table-cell>
          <table:table-cell office:value-type="float" office:value="0.00486266" calcext:value-type="float">
            <text:p>0.00486266</text:p>
          </table:table-cell>
          <table:table-cell office:value-type="float" office:value="0.00125208" calcext:value-type="float">
            <text:p>0.00125208</text:p>
          </table:table-cell>
          <table:table-cell office:value-type="float" office:value="0.00298078" calcext:value-type="float">
            <text:p>0.00298078</text:p>
          </table:table-cell>
          <table:table-cell office:value-type="float" office:value="0.000572483" calcext:value-type="float">
            <text:p>0.000572483</text:p>
          </table:table-cell>
          <table:table-cell office:value-type="float" office:value="0.00386127" calcext:value-type="float">
            <text:p>0.00386127</text:p>
          </table:table-cell>
          <table:table-cell office:value-type="float" office:value="0.00880231" calcext:value-type="float">
            <text:p>0.00880231</text:p>
          </table:table-cell>
          <table:table-cell/>
          <table:table-cell table:formula="of:=LOG10([.A2])" office:value-type="float" office:value="1.36049306366588" calcext:value-type="float">
            <text:p>1.36049306366588</text:p>
          </table:table-cell>
          <table:table-cell table:formula="of:=LOG10([.B2])" office:value-type="float" office:value="-1.19495678536337" calcext:value-type="float">
            <text:p>-1.19495678536337</text:p>
          </table:table-cell>
          <table:table-cell table:formula="of:=LOG10([.C2])" office:value-type="float" office:value="-2.31312609549166" calcext:value-type="float">
            <text:p>-2.31312609549166</text:p>
          </table:table-cell>
          <table:table-cell table:formula="of:=LOG10([.D2])" office:value-type="float" office:value="-2.90236792156602" calcext:value-type="float">
            <text:p>-2.90236792156602</text:p>
          </table:table-cell>
          <table:table-cell table:formula="of:=LOG10([.E2])" office:value-type="float" office:value="-2.52567007640341" calcext:value-type="float">
            <text:p>-2.52567007640341</text:p>
          </table:table-cell>
          <table:table-cell table:formula="of:=LOG10([.F2])" office:value-type="float" office:value="-3.24223740526023" calcext:value-type="float">
            <text:p>-3.24223740526023</text:p>
          </table:table-cell>
          <table:table-cell table:formula="of:=LOG10([.G2])" office:value-type="float" office:value="-2.41326982919431" calcext:value-type="float">
            <text:p>-2.41326982919431</text:p>
          </table:table-cell>
          <table:table-cell table:formula="of:=LOG10([.H2])" office:value-type="float" office:value="-2.05540334050852" calcext:value-type="float">
            <text:p>-2.05540334050852</text:p>
          </table:table-cell>
        </table:table-row>
        <table:table-row table:style-name="ro1">
          <table:table-cell office:value-type="float" office:value="31.9687" calcext:value-type="float">
            <text:p>31.9687</text:p>
          </table:table-cell>
          <table:table-cell office:value-type="float" office:value="0.0411402" calcext:value-type="float">
            <text:p>0.0411402</text:p>
          </table:table-cell>
          <table:table-cell office:value-type="float" office:value="0.00137179" calcext:value-type="float">
            <text:p>0.00137179</text:p>
          </table:table-cell>
          <table:table-cell office:value-type="float" office:value="0.000352946" calcext:value-type="float">
            <text:p>0.000352946</text:p>
          </table:table-cell>
          <table:table-cell office:value-type="float" office:value="0.000549257" calcext:value-type="float">
            <text:p>0.000549257</text:p>
          </table:table-cell>
          <table:table-cell office:value-type="float" office:value="0.000161454" calcext:value-type="float">
            <text:p>0.000161454</text:p>
          </table:table-cell>
          <table:table-cell office:value-type="float" office:value="0.00141223" calcext:value-type="float">
            <text:p>0.00141223</text:p>
          </table:table-cell>
          <table:table-cell office:value-type="float" office:value="0.00296351" calcext:value-type="float">
            <text:p>0.00296351</text:p>
          </table:table-cell>
          <table:table-cell/>
          <table:table-cell table:formula="of:=LOG10([.A3])" office:value-type="float" office:value="1.50472497614327" calcext:value-type="float">
            <text:p>1.50472497614327</text:p>
          </table:table-cell>
          <table:table-cell table:formula="of:=LOG10([.B3])" office:value-type="float" office:value="-1.38573360134608" calcext:value-type="float">
            <text:p>-1.38573360134608</text:p>
          </table:table-cell>
          <table:table-cell table:formula="of:=LOG10([.C3])" office:value-type="float" office:value="-2.86271236736224" calcext:value-type="float">
            <text:p>-2.86271236736224</text:p>
          </table:table-cell>
          <table:table-cell table:formula="of:=LOG10([.D3])" office:value-type="float" office:value="-3.45229173567727" calcext:value-type="float">
            <text:p>-3.45229173567727</text:p>
          </table:table-cell>
          <table:table-cell table:formula="of:=LOG10([.E3])" office:value-type="float" office:value="-3.26022439951077" calcext:value-type="float">
            <text:p>-3.26022439951077</text:p>
          </table:table-cell>
          <table:table-cell table:formula="of:=LOG10([.F3])" office:value-type="float" office:value="-3.79195119092921" calcext:value-type="float">
            <text:p>-3.79195119092921</text:p>
          </table:table-cell>
          <table:table-cell table:formula="of:=LOG10([.G3])" office:value-type="float" office:value="-2.85009456702615" calcext:value-type="float">
            <text:p>-2.85009456702615</text:p>
          </table:table-cell>
          <table:table-cell table:formula="of:=LOG10([.H3])" office:value-type="float" office:value="-2.52819360294918" calcext:value-type="float">
            <text:p>-2.52819360294918</text:p>
          </table:table-cell>
        </table:table-row>
        <table:table-row table:style-name="ro1">
          <table:table-cell office:value-type="float" office:value="45.4313" calcext:value-type="float">
            <text:p>45.4313</text:p>
          </table:table-cell>
          <table:table-cell office:value-type="float" office:value="0.0196501" calcext:value-type="float">
            <text:p>0.0196501</text:p>
          </table:table-cell>
          <table:table-cell office:value-type="float" office:value="0.000346341" calcext:value-type="float">
            <text:p>0.000346341</text:p>
          </table:table-cell>
          <table:table-cell office:value-type="float" office:value="0.000103489" calcext:value-type="float">
            <text:p>0.000103489</text:p>
          </table:table-cell>
          <table:table-cell office:value-type="float" office:value="0.000166132" calcext:value-type="float">
            <text:p>0.000166132</text:p>
          </table:table-cell>
          <table:table-cell table:style-name="ce1" office:value-type="float" office:value="0.0000378676" calcext:value-type="float">
            <text:p>3.79E-05</text:p>
          </table:table-cell>
          <table:table-cell office:value-type="float" office:value="0.000373373" calcext:value-type="float">
            <text:p>0.000373373</text:p>
          </table:table-cell>
          <table:table-cell office:value-type="float" office:value="0.00146316" calcext:value-type="float">
            <text:p>0.00146316</text:p>
          </table:table-cell>
          <table:table-cell/>
          <table:table-cell table:formula="of:=LOG10([.A4])" office:value-type="float" office:value="1.65735516416987" calcext:value-type="float">
            <text:p>1.65735516416987</text:p>
          </table:table-cell>
          <table:table-cell table:formula="of:=LOG10([.B4])" office:value-type="float" office:value="-1.70663523514414" calcext:value-type="float">
            <text:p>-1.70663523514414</text:p>
          </table:table-cell>
          <table:table-cell table:formula="of:=LOG10([.C4])" office:value-type="float" office:value="-3.46049609343532" calcext:value-type="float">
            <text:p>-3.46049609343532</text:p>
          </table:table-cell>
          <table:table-cell table:formula="of:=LOG10([.D4])" office:value-type="float" office:value="-3.98510580956148" calcext:value-type="float">
            <text:p>-3.98510580956148</text:p>
          </table:table-cell>
          <table:table-cell table:formula="of:=LOG10([.E4])" office:value-type="float" office:value="-3.77954670659202" calcext:value-type="float">
            <text:p>-3.77954670659202</text:p>
          </table:table-cell>
          <table:table-cell table:formula="of:=LOG10([.F4])" office:value-type="float" office:value="-4.42173221903513" calcext:value-type="float">
            <text:p>-4.42173221903513</text:p>
          </table:table-cell>
          <table:table-cell table:formula="of:=LOG10([.G4])" office:value-type="float" office:value="-3.42785709071199" calcext:value-type="float">
            <text:p>-3.42785709071199</text:p>
          </table:table-cell>
          <table:table-cell table:formula="of:=LOG10([.H4])" office:value-type="float" office:value="-2.83470818015106" calcext:value-type="float">
            <text:p>-2.83470818015106</text:p>
          </table:table-cell>
        </table:table-row>
        <table:table-row table:style-name="ro1">
          <table:table-cell office:value-type="float" office:value="71.7496" calcext:value-type="float">
            <text:p>71.7496</text:p>
          </table:table-cell>
          <table:table-cell office:value-type="float" office:value="0.00774603" calcext:value-type="float">
            <text:p>0.00774603</text:p>
          </table:table-cell>
          <table:table-cell table:style-name="ce1" office:value-type="float" office:value="0.0000755279" calcext:value-type="float">
            <text:p>7.55E-05</text:p>
          </table:table-cell>
          <table:table-cell table:style-name="ce1" office:value-type="float" office:value="0.000021544" calcext:value-type="float">
            <text:p>2.15E-05</text:p>
          </table:table-cell>
          <table:table-cell table:style-name="ce1" office:value-type="float" office:value="0.0000382763" calcext:value-type="float">
            <text:p>3.83E-05</text:p>
          </table:table-cell>
          <table:table-cell table:style-name="ce1" office:value-type="float" office:value="0.00000619862" calcext:value-type="float">
            <text:p>6.20E-06</text:p>
          </table:table-cell>
          <table:table-cell office:value-type="float" office:value="0.000106407" calcext:value-type="float">
            <text:p>0.000106407</text:p>
          </table:table-cell>
          <table:table-cell office:value-type="float" office:value="0.000564119" calcext:value-type="float">
            <text:p>0.000564119</text:p>
          </table:table-cell>
          <table:table-cell/>
          <table:table-cell table:formula="of:=LOG10([.A5])" office:value-type="float" office:value="1.85581948424538" calcext:value-type="float">
            <text:p>1.85581948424538</text:p>
          </table:table-cell>
          <table:table-cell table:formula="of:=LOG10([.B5])" office:value-type="float" office:value="-2.11092082534513" calcext:value-type="float">
            <text:p>-2.11092082534513</text:p>
          </table:table-cell>
          <table:table-cell table:formula="of:=LOG10([.C5])" office:value-type="float" office:value="-4.12189259038679" calcext:value-type="float">
            <text:p>-4.12189259038679</text:p>
          </table:table-cell>
          <table:table-cell table:formula="of:=LOG10([.D5])" office:value-type="float" office:value="-4.66667365959655" calcext:value-type="float">
            <text:p>-4.66667365959655</text:p>
          </table:table-cell>
          <table:table-cell table:formula="of:=LOG10([.E5])" office:value-type="float" office:value="-4.41707005018584" calcext:value-type="float">
            <text:p>-4.41707005018584</text:p>
          </table:table-cell>
          <table:table-cell table:formula="of:=LOG10([.F5])" office:value-type="float" office:value="-5.20770498680725" calcext:value-type="float">
            <text:p>-5.20770498680725</text:p>
          </table:table-cell>
          <table:table-cell table:formula="of:=LOG10([.G5])" office:value-type="float" office:value="-3.97302980097541" calcext:value-type="float">
            <text:p>-3.97302980097541</text:p>
          </table:table-cell>
          <table:table-cell table:formula="of:=LOG10([.H5])" office:value-type="float" office:value="-3.24862927262668" calcext:value-type="float">
            <text:p>-3.2486292726266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0.00443994" calcext:value-type="float">
            <text:p>0.00443994</text:p>
          </table:table-cell>
          <table:table-cell table:style-name="ce1" office:value-type="float" office:value="0.0000262193" calcext:value-type="float">
            <text:p>2.62E-05</text:p>
          </table:table-cell>
          <table:table-cell table:style-name="ce1" office:value-type="float" office:value="0.00000729818" calcext:value-type="float">
            <text:p>7.30E-06</text:p>
          </table:table-cell>
          <table:table-cell table:style-name="ce1" office:value-type="float" office:value="0.0000154387" calcext:value-type="float">
            <text:p>1.54E-05</text:p>
          </table:table-cell>
          <table:table-cell table:style-name="ce1" office:value-type="float" office:value="0.00000183259" calcext:value-type="float">
            <text:p>1.83E-06</text:p>
          </table:table-cell>
          <table:table-cell table:style-name="ce1" office:value-type="float" office:value="0.0000399759" calcext:value-type="float">
            <text:p>4.00E-05</text:p>
          </table:table-cell>
          <table:table-cell office:value-type="float" office:value="0.000199112" calcext:value-type="float">
            <text:p>0.000199112</text:p>
          </table:table-cell>
          <table:table-cell/>
          <table:table-cell table:formula="of:=LOG10([.A6])" office:value-type="float" office:value="2.00091106213122" calcext:value-type="float">
            <text:p>2.00091106213122</text:p>
          </table:table-cell>
          <table:table-cell table:formula="of:=LOG10([.B6])" office:value-type="float" office:value="-2.35262289876939" calcext:value-type="float">
            <text:p>-2.35262289876939</text:p>
          </table:table-cell>
          <table:table-cell table:formula="of:=LOG10([.C6])" office:value-type="float" office:value="-4.58137890723768" calcext:value-type="float">
            <text:p>-4.58137890723768</text:p>
          </table:table-cell>
          <table:table-cell table:formula="of:=LOG10([.D6])" office:value-type="float" office:value="-5.13678542953773" calcext:value-type="float">
            <text:p>-5.13678542953773</text:p>
          </table:table-cell>
          <table:table-cell table:formula="of:=LOG10([.E6])" office:value-type="float" office:value="-4.81138927178499" calcext:value-type="float">
            <text:p>-4.81138927178499</text:p>
          </table:table-cell>
          <table:table-cell table:formula="of:=LOG10([.F6])" office:value-type="float" office:value="-5.73693468760439" calcext:value-type="float">
            <text:p>-5.73693468760439</text:p>
          </table:table-cell>
          <table:table-cell table:formula="of:=LOG10([.G6])" office:value-type="float" office:value="-4.39820174995487" calcext:value-type="float">
            <text:p>-4.39820174995487</text:p>
          </table:table-cell>
          <table:table-cell table:formula="of:=LOG10([.H6])" office:value-type="float" office:value="-3.7009025653029" calcext:value-type="float">
            <text:p>-3.7009025653029</text:p>
          </table:table-cell>
        </table:table-row>
        <table:table-row table:style-name="ro1">
          <table:table-cell office:value-type="float" office:value="141.782" calcext:value-type="float">
            <text:p>141.782</text:p>
          </table:table-cell>
          <table:table-cell office:value-type="float" office:value="0.00206493" calcext:value-type="float">
            <text:p>0.00206493</text:p>
          </table:table-cell>
          <table:table-cell table:style-name="ce1" office:value-type="float" office:value="0.00000878982" calcext:value-type="float">
            <text:p>8.79E-06</text:p>
          </table:table-cell>
          <table:table-cell table:style-name="ce1" office:value-type="float" office:value="0.00000262756" calcext:value-type="float">
            <text:p>2.63E-06</text:p>
          </table:table-cell>
          <table:table-cell table:style-name="ce1" office:value-type="float" office:value="0.00000694679" calcext:value-type="float">
            <text:p>6.95E-06</text:p>
          </table:table-cell>
          <table:table-cell table:style-name="ce1" office:value-type="float" office:value="0.00000040838" calcext:value-type="float">
            <text:p>4.08E-07</text:p>
          </table:table-cell>
          <table:table-cell table:style-name="ce1" office:value-type="float" office:value="0.0000136704" calcext:value-type="float">
            <text:p>1.37E-05</text:p>
          </table:table-cell>
          <table:table-cell office:value-type="float" office:value="0.000115292" calcext:value-type="float">
            <text:p>0.000115292</text:p>
          </table:table-cell>
          <table:table-cell/>
          <table:table-cell table:formula="of:=LOG10([.A7])" office:value-type="float" office:value="2.15162109828797" calcext:value-type="float">
            <text:p>2.15162109828797</text:p>
          </table:table-cell>
          <table:table-cell table:formula="of:=LOG10([.B7])" office:value-type="float" office:value="-2.68509466610395" calcext:value-type="float">
            <text:p>-2.68509466610395</text:p>
          </table:table-cell>
          <table:table-cell table:formula="of:=LOG10([.C7])" office:value-type="float" office:value="-5.05602001841965" calcext:value-type="float">
            <text:p>-5.05602001841965</text:p>
          </table:table-cell>
          <table:table-cell table:formula="of:=LOG10([.D7])" office:value-type="float" office:value="-5.58044735812697" calcext:value-type="float">
            <text:p>-5.58044735812697</text:p>
          </table:table-cell>
          <table:table-cell table:formula="of:=LOG10([.E7])" office:value-type="float" office:value="-5.15821582955802" calcext:value-type="float">
            <text:p>-5.15821582955802</text:p>
          </table:table-cell>
          <table:table-cell table:formula="of:=LOG10([.F7])" office:value-type="float" office:value="-6.38893553520003" calcext:value-type="float">
            <text:p>-6.38893553520003</text:p>
          </table:table-cell>
          <table:table-cell table:formula="of:=LOG10([.G7])" office:value-type="float" office:value="-4.86421877765959" calcext:value-type="float">
            <text:p>-4.86421877765959</text:p>
          </table:table-cell>
          <table:table-cell table:formula="of:=LOG10([.H7])" office:value-type="float" office:value="-3.93820082693248" calcext:value-type="float">
            <text:p>-3.93820082693248</text:p>
          </table:table-cell>
        </table:table-row>
        <table:table-row table:style-name="ro1">
          <table:table-cell office:value-type="float" office:value="222.562" calcext:value-type="float">
            <text:p>222.562</text:p>
          </table:table-cell>
          <table:table-cell office:value-type="float" office:value="0.000882534" calcext:value-type="float">
            <text:p>0.000882534</text:p>
          </table:table-cell>
          <table:table-cell table:style-name="ce1" office:value-type="float" office:value="0.00000223043" calcext:value-type="float">
            <text:p>2.23E-06</text:p>
          </table:table-cell>
          <table:table-cell table:style-name="ce1" office:value-type="float" office:value="0.000000634696" calcext:value-type="float">
            <text:p>6.35E-07</text:p>
          </table:table-cell>
          <table:table-cell table:style-name="ce1" office:value-type="float" office:value="0.0000021735" calcext:value-type="float">
            <text:p>2.17E-06</text:p>
          </table:table-cell>
          <table:table-cell table:style-name="ce1" office:value-type="float" office:value="0.0000000724627" calcext:value-type="float">
            <text:p>7.25E-08</text:p>
          </table:table-cell>
          <table:table-cell table:style-name="ce1" office:value-type="float" office:value="0.00000344531" calcext:value-type="float">
            <text:p>3.45E-06</text:p>
          </table:table-cell>
          <table:table-cell table:style-name="ce1" office:value-type="float" office:value="0.0000480035" calcext:value-type="float">
            <text:p>4.80E-05</text:p>
          </table:table-cell>
          <table:table-cell/>
          <table:table-cell table:formula="of:=LOG10([.A8])" office:value-type="float" office:value="2.34745101534864" calcext:value-type="float">
            <text:p>2.34745101534864</text:p>
          </table:table-cell>
          <table:table-cell table:formula="of:=LOG10([.B8])" office:value-type="float" office:value="-3.05426855423708" calcext:value-type="float">
            <text:p>-3.05426855423708</text:p>
          </table:table-cell>
          <table:table-cell table:formula="of:=LOG10([.C8])" office:value-type="float" office:value="-5.65161140214251" calcext:value-type="float">
            <text:p>-5.65161140214251</text:p>
          </table:table-cell>
          <table:table-cell table:formula="of:=LOG10([.D8])" office:value-type="float" office:value="-6.19743423870101" calcext:value-type="float">
            <text:p>-6.19743423870101</text:p>
          </table:table-cell>
          <table:table-cell table:formula="of:=LOG10([.E8])" office:value-type="float" office:value="-5.66284035547314" calcext:value-type="float">
            <text:p>-5.66284035547314</text:p>
          </table:table-cell>
          <table:table-cell table:formula="of:=LOG10([.F8])" office:value-type="float" office:value="-7.13988548794908" calcext:value-type="float">
            <text:p>-7.13988548794908</text:p>
          </table:table-cell>
          <table:table-cell table:formula="of:=LOG10([.G8])" office:value-type="float" office:value="-5.46277169531446" calcext:value-type="float">
            <text:p>-5.46277169531446</text:p>
          </table:table-cell>
          <table:table-cell table:formula="of:=LOG10([.H8])" office:value-type="float" office:value="-4.31872709647292" calcext:value-type="float">
            <text:p>-4.31872709647292</text:p>
          </table:table-cell>
        </table:table-row>
        <table:table-row table:style-name="ro1">
          <table:table-cell office:value-type="float" office:value="311.705" calcext:value-type="float">
            <text:p>311.705</text:p>
          </table:table-cell>
          <table:table-cell office:value-type="float" office:value="0.00043875" calcext:value-type="float">
            <text:p>0.00043875</text:p>
          </table:table-cell>
          <table:table-cell table:style-name="ce1" office:value-type="float" office:value="0.000000818699" calcext:value-type="float">
            <text:p>8.19E-07</text:p>
          </table:table-cell>
          <table:table-cell table:style-name="ce1" office:value-type="float" office:value="0.0000002175" calcext:value-type="float">
            <text:p>2.18E-07</text:p>
          </table:table-cell>
          <table:table-cell table:style-name="ce1" office:value-type="float" office:value="0.00000100736" calcext:value-type="float">
            <text:p>1.01E-06</text:p>
          </table:table-cell>
          <table:table-cell table:style-name="ce1" office:value-type="float" office:value="0.0000000187399" calcext:value-type="float">
            <text:p>1.87E-08</text:p>
          </table:table-cell>
          <table:table-cell table:style-name="ce1" office:value-type="float" office:value="0.00000123657" calcext:value-type="float">
            <text:p>1.24E-06</text:p>
          </table:table-cell>
          <table:table-cell table:style-name="ce1" office:value-type="float" office:value="0.0000199089" calcext:value-type="float">
            <text:p>1.99E-05</text:p>
          </table:table-cell>
          <table:table-cell/>
          <table:table-cell table:formula="of:=LOG10([.A9])" office:value-type="float" office:value="2.49374376876703" calcext:value-type="float">
            <text:p>2.49374376876703</text:p>
          </table:table-cell>
          <table:table-cell table:formula="of:=LOG10([.B9])" office:value-type="float" office:value="-3.35778287052612" calcext:value-type="float">
            <text:p>-3.35778287052612</text:p>
          </table:table-cell>
          <table:table-cell table:formula="of:=LOG10([.C9])" office:value-type="float" office:value="-6.08687574007917" calcext:value-type="float">
            <text:p>-6.08687574007917</text:p>
          </table:table-cell>
          <table:table-cell table:formula="of:=LOG10([.D9])" office:value-type="float" office:value="-6.66254073870934" calcext:value-type="float">
            <text:p>-6.66254073870934</text:p>
          </table:table-cell>
          <table:table-cell table:formula="of:=LOG10([.E9])" office:value-type="float" office:value="-5.99681529799307" calcext:value-type="float">
            <text:p>-5.99681529799307</text:p>
          </table:table-cell>
          <table:table-cell table:formula="of:=LOG10([.F9])" office:value-type="float" office:value="-7.72723273092765" calcext:value-type="float">
            <text:p>-7.72723273092765</text:p>
          </table:table-cell>
          <table:table-cell table:formula="of:=LOG10([.G9])" office:value-type="float" office:value="-5.90778129397858" calcext:value-type="float">
            <text:p>-5.90778129397858</text:p>
          </table:table-cell>
          <table:table-cell table:formula="of:=LOG10([.H9])" office:value-type="float" office:value="-4.70095273480571" calcext:value-type="float">
            <text:p>-4.70095273480571</text:p>
          </table:table-cell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2"/>
          <table:table-cell table:style-name="ce1"/>
          <table:table-cell table:number-columns-repeated="4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</table:table>
      <table:table table:name="Sheet1" table:style-name="ta1">
        <table:shapes>
          <draw:frame draw:z-index="0" draw:style-name="gr1" draw:text-style-name="P1" svg:width="4.7205in" svg:height="5.6059in" svg:x="0.0843in" svg:y="2.1098in">
            <draw:object draw:notify-on-update-of-ranges="Sheet1.F2:Sheet1.F2 Sheet1.F3:Sheet1.F10 Sheet1.G2:Sheet1.G2 Sheet1.G3:Sheet1.G10 Sheet1.F2:Sheet1.F2 Sheet1.F3:Sheet1.F10 Sheet1.H2:Sheet1.H2 Sheet1.H3:Sheet1.H10 Sheet1.F2:Sheet1.F2 Sheet1.F3:Sheet1.F10 Sheet1.I2:Sheet1.I2 Sheet1.I3:Sheet1.I10 Sheet1.F2:Sheet1.F2 Sheet1.F3:Sheet1.F10 Sheet1.J2:Sheet1.J2 Sheet1.J3:Sheet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8772in" svg:height="5.785in" svg:x="11.6067in" svg:y="2.0382in">
            <draw:object draw:notify-on-update-of-ranges="Sheet1.S2:Sheet1.S2 Sheet1.S3:Sheet1.S10 Sheet1.T2:Sheet1.T2 Sheet1.T3:Sheet1.T10 Sheet1.S2:Sheet1.S2 Sheet1.S3:Sheet1.S10 Sheet1.U2:Sheet1.U2 Sheet1.U3:Sheet1.U10 Sheet1.S2:Sheet1.S2 Sheet1.S3:Sheet1.S10 Sheet1.V2:Sheet1.V2 Sheet1.V3:Sheet1.V10 Sheet1.S2:Sheet1.S2 Sheet1.S3:Sheet1.S10 Sheet1.W2:Sheet1.W2 Sheet1.W3:Sheet1.W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TRIGRID</text:p>
          </table:table-cell>
          <table:table-cell table:number-columns-repeated="12"/>
          <table:table-cell office:value-type="string" calcext:value-type="string">
            <text:p>TETRAGR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Cubic9</text:p>
          </table:table-cell>
          <table:table-cell table:number-columns-repeated="2"/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Cubic9</text:p>
          </table:table-cell>
          <table:table-cell table:number-columns-repeated="5"/>
          <table:table-cell office:value-type="string" calcext:value-type="string">
            <text:p>Linear</text:p>
          </table:table-cell>
          <table:table-cell office:value-type="string" calcext:value-type="string">
            <text:p>Q8 no-xy2</text:p>
          </table:table-cell>
          <table:table-cell office:value-type="string" calcext:value-type="string">
            <text:p>Q8 minus2</text:p>
          </table:table-cell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Q8 no-xy2</text:p>
          </table:table-cell>
          <table:table-cell office:value-type="string" calcext:value-type="string">
            <text:p>Q8 minus2</text:p>
          </table:table-cell>
          <table:table-cell office:value-type="string" calcext:value-type="string">
            <text:p>Q9</text:p>
          </table:table-cell>
          <table:table-cell table:number-columns-repeated="3"/>
        </table:table-row>
        <table:table-row table:style-name="ro1">
          <table:table-cell office:value-type="float" office:value="22.9347" calcext:value-type="float">
            <text:p>22.9347</text:p>
          </table:table-cell>
          <table:table-cell office:value-type="float" office:value="0.00415392" calcext:value-type="float">
            <text:p>0.00415392</text:p>
          </table:table-cell>
          <table:table-cell office:value-type="float" office:value="0.000533682" calcext:value-type="float">
            <text:p>0.000533682</text:p>
          </table:table-cell>
          <table:table-cell office:value-type="float" office:value="0.00362326" calcext:value-type="float">
            <text:p>0.00362326</text:p>
          </table:table-cell>
          <table:table-cell office:value-type="float" office:value="0.014909" calcext:value-type="float">
            <text:p>0.014909</text:p>
          </table:table-cell>
          <table:table-cell table:formula="of:=LOG10([.A3])" office:value-type="float" office:value="1.36049306366588" calcext:value-type="float">
            <text:p>1.36049306366588</text:p>
          </table:table-cell>
          <table:table-cell table:formula="of:=LOG10([.B3])" office:value-type="float" office:value="-2.38154187176171" calcext:value-type="float">
            <text:p>-2.38154187176171</text:p>
          </table:table-cell>
          <table:table-cell table:formula="of:=LOG10([.C3])" office:value-type="float" office:value="-3.27271744481212" calcext:value-type="float">
            <text:p>-3.27271744481212</text:p>
          </table:table-cell>
          <table:table-cell table:formula="of:=LOG10([.D3])" office:value-type="float" office:value="-2.44090050049104" calcext:value-type="float">
            <text:p>-2.44090050049104</text:p>
          </table:table-cell>
          <table:table-cell table:formula="of:=LOG10([.E3])" office:value-type="float" office:value="-1.82655148525569" calcext:value-type="float">
            <text:p>-1.82655148525569</text:p>
          </table:table-cell>
          <table:table-cell table:number-columns-repeated="3"/>
          <table:table-cell office:value-type="float" office:value="22.3159" calcext:value-type="float">
            <text:p>22.3159</text:p>
          </table:table-cell>
          <table:table-cell office:value-type="float" office:value="0.0441939" calcext:value-type="float">
            <text:p>0.0441939</text:p>
          </table:table-cell>
          <table:table-cell office:value-type="float" office:value="0.00410891" calcext:value-type="float">
            <text:p>0.00410891</text:p>
          </table:table-cell>
          <table:table-cell office:value-type="float" office:value="0.017905" calcext:value-type="float">
            <text:p>0.017905</text:p>
          </table:table-cell>
          <table:table-cell office:value-type="float" office:value="0.00100837" calcext:value-type="float">
            <text:p>0.00100837</text:p>
          </table:table-cell>
          <table:table-cell table:formula="of:=LOG10([.N3])" office:value-type="float" office:value="1.3486144066214" calcext:value-type="float">
            <text:p>1.3486144066214</text:p>
          </table:table-cell>
          <table:table-cell table:formula="of:=LOG10([.O3])" office:value-type="float" office:value="-1.35463767135595" calcext:value-type="float">
            <text:p>-1.35463767135595</text:p>
          </table:table-cell>
          <table:table-cell table:formula="of:=LOG10([.P3])" office:value-type="float" office:value="-2.38627337125491" calcext:value-type="float">
            <text:p>-2.38627337125491</text:p>
          </table:table-cell>
          <table:table-cell table:formula="of:=LOG10([.Q3])" office:value-type="float" office:value="-1.74702567465208" calcext:value-type="float">
            <text:p>-1.74702567465208</text:p>
          </table:table-cell>
          <table:table-cell table:formula="of:=LOG10([.R3])" office:value-type="float" office:value="-2.99638008349169" calcext:value-type="float">
            <text:p>-2.99638008349169</text:p>
          </table:table-cell>
          <table:table-cell table:number-columns-repeated="3"/>
        </table:table-row>
        <table:table-row table:style-name="ro1">
          <table:table-cell office:value-type="float" office:value="31.9687" calcext:value-type="float">
            <text:p>31.9687</text:p>
          </table:table-cell>
          <table:table-cell office:value-type="float" office:value="0.00115428" calcext:value-type="float">
            <text:p>0.00115428</text:p>
          </table:table-cell>
          <table:table-cell office:value-type="float" office:value="0.000205961" calcext:value-type="float">
            <text:p>0.000205961</text:p>
          </table:table-cell>
          <table:table-cell office:value-type="float" office:value="0.00140972" calcext:value-type="float">
            <text:p>0.00140972</text:p>
          </table:table-cell>
          <table:table-cell office:value-type="float" office:value="0.00921632" calcext:value-type="float">
            <text:p>0.00921632</text:p>
          </table:table-cell>
          <table:table-cell table:formula="of:=LOG10([.A4])" office:value-type="float" office:value="1.50472497614327" calcext:value-type="float">
            <text:p>1.50472497614327</text:p>
          </table:table-cell>
          <table:table-cell table:formula="of:=LOG10([.B4])" office:value-type="float" office:value="-2.93768882921768" calcext:value-type="float">
            <text:p>-2.93768882921768</text:p>
          </table:table-cell>
          <table:table-cell table:formula="of:=LOG10([.C4])" office:value-type="float" office:value="-3.68621500821484" calcext:value-type="float">
            <text:p>-3.68621500821484</text:p>
          </table:table-cell>
          <table:table-cell table:formula="of:=LOG10([.D4])" office:value-type="float" office:value="-2.85086713878472" calcext:value-type="float">
            <text:p>-2.85086713878472</text:p>
          </table:table-cell>
          <table:table-cell table:formula="of:=LOG10([.E4])" office:value-type="float" office:value="-2.03544245451315" calcext:value-type="float">
            <text:p>-2.03544245451315</text:p>
          </table:table-cell>
          <table:table-cell table:number-columns-repeated="3"/>
          <table:table-cell office:value-type="float" office:value="31.7017" calcext:value-type="float">
            <text:p>31.7017</text:p>
          </table:table-cell>
          <table:table-cell office:value-type="float" office:value="0.0255192" calcext:value-type="float">
            <text:p>0.0255192</text:p>
          </table:table-cell>
          <table:table-cell office:value-type="float" office:value="0.000680298" calcext:value-type="float">
            <text:p>0.000680298</text:p>
          </table:table-cell>
          <table:table-cell office:value-type="float" office:value="0.00993857" calcext:value-type="float">
            <text:p>0.00993857</text:p>
          </table:table-cell>
          <table:table-cell office:value-type="float" office:value="0.000365717" calcext:value-type="float">
            <text:p>0.000365717</text:p>
          </table:table-cell>
          <table:table-cell table:formula="of:=LOG10([.N4])" office:value-type="float" office:value="1.50108255183363" calcext:value-type="float">
            <text:p>1.50108255183363</text:p>
          </table:table-cell>
          <table:table-cell table:formula="of:=LOG10([.O4])" office:value-type="float" office:value="-1.59313294441135" calcext:value-type="float">
            <text:p>-1.59313294441135</text:p>
          </table:table-cell>
          <table:table-cell table:formula="of:=LOG10([.P4])" office:value-type="float" office:value="-3.16730080581474" calcext:value-type="float">
            <text:p>-3.16730080581474</text:p>
          </table:table-cell>
          <table:table-cell table:formula="of:=LOG10([.Q4])" office:value-type="float" office:value="-2.00267609908215" calcext:value-type="float">
            <text:p>-2.00267609908215</text:p>
          </table:table-cell>
          <table:table-cell table:formula="of:=LOG10([.R4])" office:value-type="float" office:value="-3.43685485143501" calcext:value-type="float">
            <text:p>-3.43685485143501</text:p>
          </table:table-cell>
          <table:table-cell table:number-columns-repeated="3"/>
        </table:table-row>
        <table:table-row table:style-name="ro1">
          <table:table-cell office:value-type="float" office:value="45.4313" calcext:value-type="float">
            <text:p>45.4313</text:p>
          </table:table-cell>
          <table:table-cell office:value-type="float" office:value="0.000359324" calcext:value-type="float">
            <text:p>0.000359324</text:p>
          </table:table-cell>
          <table:table-cell table:style-name="ce1" office:value-type="float" office:value="0.0000544196" calcext:value-type="float">
            <text:p>5.44E-05</text:p>
          </table:table-cell>
          <table:table-cell office:value-type="float" office:value="0.000298267" calcext:value-type="float">
            <text:p>0.000298267</text:p>
          </table:table-cell>
          <table:table-cell office:value-type="float" office:value="0.00268181" calcext:value-type="float">
            <text:p>0.00268181</text:p>
          </table:table-cell>
          <table:table-cell table:formula="of:=LOG10([.A5])" office:value-type="float" office:value="1.65735516416987" calcext:value-type="float">
            <text:p>1.65735516416987</text:p>
          </table:table-cell>
          <table:table-cell table:formula="of:=LOG10([.B5])" office:value-type="float" office:value="-3.4445137743916" calcext:value-type="float">
            <text:p>-3.4445137743916</text:p>
          </table:table-cell>
          <table:table-cell table:formula="of:=LOG10([.C5])" office:value-type="float" office:value="-4.26424465473618" calcext:value-type="float">
            <text:p>-4.26424465473618</text:p>
          </table:table-cell>
          <table:table-cell table:formula="of:=LOG10([.D5])" office:value-type="float" office:value="-3.52539479394165" calcext:value-type="float">
            <text:p>-3.52539479394165</text:p>
          </table:table-cell>
          <table:table-cell table:formula="of:=LOG10([.E5])" office:value-type="float" office:value="-2.5715719941483" calcext:value-type="float">
            <text:p>-2.5715719941483</text:p>
          </table:table-cell>
          <table:table-cell table:number-columns-repeated="3"/>
          <table:table-cell office:value-type="float" office:value="44.8999" calcext:value-type="float">
            <text:p>44.8999</text:p>
          </table:table-cell>
          <table:table-cell office:value-type="float" office:value="0.0117872" calcext:value-type="float">
            <text:p>0.0117872</text:p>
          </table:table-cell>
          <table:table-cell office:value-type="float" office:value="0.000205283" calcext:value-type="float">
            <text:p>0.000205283</text:p>
          </table:table-cell>
          <table:table-cell office:value-type="float" office:value="0.00481094" calcext:value-type="float">
            <text:p>0.00481094</text:p>
          </table:table-cell>
          <table:table-cell office:value-type="float" office:value="0.000105607" calcext:value-type="float">
            <text:p>0.000105607</text:p>
          </table:table-cell>
          <table:table-cell table:formula="of:=LOG10([.N5])" office:value-type="float" office:value="1.65224537375396" calcext:value-type="float">
            <text:p>1.65224537375396</text:p>
          </table:table-cell>
          <table:table-cell table:formula="of:=LOG10([.O5])" office:value-type="float" office:value="-1.92858934748919" calcext:value-type="float">
            <text:p>-1.92858934748919</text:p>
          </table:table-cell>
          <table:table-cell table:formula="of:=LOG10([.P5])" office:value-type="float" office:value="-3.6876470141554" calcext:value-type="float">
            <text:p>-3.6876470141554</text:p>
          </table:table-cell>
          <table:table-cell table:formula="of:=LOG10([.Q5])" office:value-type="float" office:value="-2.31777005939995" calcext:value-type="float">
            <text:p>-2.31777005939995</text:p>
          </table:table-cell>
          <table:table-cell table:formula="of:=LOG10([.R5])" office:value-type="float" office:value="-3.97630729429635" calcext:value-type="float">
            <text:p>-3.97630729429635</text:p>
          </table:table-cell>
          <table:table-cell table:number-columns-repeated="3"/>
        </table:table-row>
        <table:table-row table:style-name="ro1">
          <table:table-cell office:value-type="float" office:value="71.7496" calcext:value-type="float">
            <text:p>71.7496</text:p>
          </table:table-cell>
          <table:table-cell table:style-name="ce1" office:value-type="float" office:value="0.0000666699" calcext:value-type="float">
            <text:p>6.67E-05</text:p>
          </table:table-cell>
          <table:table-cell table:style-name="ce1" office:value-type="float" office:value="0.00000991928" calcext:value-type="float">
            <text:p>9.92E-06</text:p>
          </table:table-cell>
          <table:table-cell table:style-name="ce1" office:value-type="float" office:value="0.0000744446" calcext:value-type="float">
            <text:p>7.44E-05</text:p>
          </table:table-cell>
          <table:table-cell office:value-type="float" office:value="0.00111759" calcext:value-type="float">
            <text:p>0.00111759</text:p>
          </table:table-cell>
          <table:table-cell table:formula="of:=LOG10([.A6])" office:value-type="float" office:value="1.85581948424538" calcext:value-type="float">
            <text:p>1.85581948424538</text:p>
          </table:table-cell>
          <table:table-cell table:formula="of:=LOG10([.B6])" office:value-type="float" office:value="-4.17607019628408" calcext:value-type="float">
            <text:p>-4.17607019628408</text:p>
          </table:table-cell>
          <table:table-cell table:formula="of:=LOG10([.C6])" office:value-type="float" office:value="-5.00351985036348" calcext:value-type="float">
            <text:p>-5.00351985036348</text:p>
          </table:table-cell>
          <table:table-cell table:formula="of:=LOG10([.D6])" office:value-type="float" office:value="-4.12816679925844" calcext:value-type="float">
            <text:p>-4.12816679925844</text:p>
          </table:table-cell>
          <table:table-cell table:formula="of:=LOG10([.E6])" office:value-type="float" office:value="-2.95171749286761" calcext:value-type="float">
            <text:p>-2.95171749286761</text:p>
          </table:table-cell>
          <table:table-cell table:number-columns-repeated="3"/>
          <table:table-cell office:value-type="float" office:value="70.5337" calcext:value-type="float">
            <text:p>70.5337</text:p>
          </table:table-cell>
          <table:table-cell office:value-type="float" office:value="0.00507691" calcext:value-type="float">
            <text:p>0.00507691</text:p>
          </table:table-cell>
          <table:table-cell table:style-name="ce1" office:value-type="float" office:value="0.0000570352" calcext:value-type="float">
            <text:p>5.70E-05</text:p>
          </table:table-cell>
          <table:table-cell office:value-type="float" office:value="0.00187579" calcext:value-type="float">
            <text:p>0.00187579</text:p>
          </table:table-cell>
          <table:table-cell table:style-name="ce1" office:value-type="float" office:value="0.0000221986" calcext:value-type="float">
            <text:p>2.22E-05</text:p>
          </table:table-cell>
          <table:table-cell table:formula="of:=LOG10([.N6])" office:value-type="float" office:value="1.84839666631215" calcext:value-type="float">
            <text:p>1.84839666631215</text:p>
          </table:table-cell>
          <table:table-cell table:formula="of:=LOG10([.O6])" office:value-type="float" office:value="-2.29440053540371" calcext:value-type="float">
            <text:p>-2.29440053540371</text:p>
          </table:table-cell>
          <table:table-cell table:formula="of:=LOG10([.P6])" office:value-type="float" office:value="-4.24385703121422" calcext:value-type="float">
            <text:p>-4.24385703121422</text:p>
          </table:table-cell>
          <table:table-cell table:formula="of:=LOG10([.Q6])" office:value-type="float" office:value="-2.72681578373209" calcext:value-type="float">
            <text:p>-2.72681578373209</text:p>
          </table:table-cell>
          <table:table-cell table:formula="of:=LOG10([.R6])" office:value-type="float" office:value="-4.65367441435328" calcext:value-type="float">
            <text:p>-4.65367441435328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style-name="ce1" office:value-type="float" office:value="0.0000226137" calcext:value-type="float">
            <text:p>2.26E-05</text:p>
          </table:table-cell>
          <table:table-cell table:style-name="ce1" office:value-type="float" office:value="0.00000293266" calcext:value-type="float">
            <text:p>2.93E-06</text:p>
          </table:table-cell>
          <table:table-cell table:style-name="ce1" office:value-type="float" office:value="0.0000255905" calcext:value-type="float">
            <text:p>2.56E-05</text:p>
          </table:table-cell>
          <table:table-cell office:value-type="float" office:value="0.000676533" calcext:value-type="float">
            <text:p>0.000676533</text:p>
          </table:table-cell>
          <table:table-cell table:formula="of:=LOG10([.A7])" office:value-type="float" office:value="2.00091106213122" calcext:value-type="float">
            <text:p>2.00091106213122</text:p>
          </table:table-cell>
          <table:table-cell table:formula="of:=LOG10([.B7])" office:value-type="float" office:value="-4.64562837360696" calcext:value-type="float">
            <text:p>-4.64562837360696</text:p>
          </table:table-cell>
          <table:table-cell table:formula="of:=LOG10([.C7])" office:value-type="float" office:value="-5.53273828433723" calcext:value-type="float">
            <text:p>-5.53273828433723</text:p>
          </table:table-cell>
          <table:table-cell table:formula="of:=LOG10([.D7])" office:value-type="float" office:value="-4.59192122856692" calcext:value-type="float">
            <text:p>-4.59192122856692</text:p>
          </table:table-cell>
          <table:table-cell table:formula="of:=LOG10([.E7])" office:value-type="float" office:value="-3.16971101448637" calcext:value-type="float">
            <text:p>-3.16971101448637</text:p>
          </table:table-cell>
          <table:table-cell table:number-columns-repeated="3"/>
          <table:table-cell office:value-type="float" office:value="99.549" calcext:value-type="float">
            <text:p>99.549</text:p>
          </table:table-cell>
          <table:table-cell office:value-type="float" office:value="0.00253604" calcext:value-type="float">
            <text:p>0.00253604</text:p>
          </table:table-cell>
          <table:table-cell table:style-name="ce1" office:value-type="float" office:value="0.0000295425" calcext:value-type="float">
            <text:p>2.95E-05</text:p>
          </table:table-cell>
          <table:table-cell office:value-type="float" office:value="0.00102225" calcext:value-type="float">
            <text:p>0.00102225</text:p>
          </table:table-cell>
          <table:table-cell table:style-name="ce1" office:value-type="float" office:value="0.00000797117" calcext:value-type="float">
            <text:p>7.97E-06</text:p>
          </table:table-cell>
          <table:table-cell table:formula="of:=LOG10([.N7])" office:value-type="float" office:value="1.9980369017651" calcext:value-type="float">
            <text:p>1.9980369017651</text:p>
          </table:table-cell>
          <table:table-cell table:formula="of:=LOG10([.O7])" office:value-type="float" office:value="-2.59584390077363" calcext:value-type="float">
            <text:p>-2.59584390077363</text:p>
          </table:table-cell>
          <table:table-cell table:formula="of:=LOG10([.P7])" office:value-type="float" office:value="-4.52955275579916" calcext:value-type="float">
            <text:p>-4.52955275579916</text:p>
          </table:table-cell>
          <table:table-cell table:formula="of:=LOG10([.Q7])" office:value-type="float" office:value="-2.99044288077363" calcext:value-type="float">
            <text:p>-2.99044288077363</text:p>
          </table:table-cell>
          <table:table-cell table:formula="of:=LOG10([.R7])" office:value-type="float" office:value="-5.09847792863513" calcext:value-type="float">
            <text:p>-5.09847792863513</text:p>
          </table:table-cell>
          <table:table-cell table:number-columns-repeated="3"/>
        </table:table-row>
        <table:table-row table:style-name="ro1">
          <table:table-cell office:value-type="float" office:value="141.782" calcext:value-type="float">
            <text:p>141.782</text:p>
          </table:table-cell>
          <table:table-cell table:style-name="ce1" office:value-type="float" office:value="0.00000802543" calcext:value-type="float">
            <text:p>8.03E-06</text:p>
          </table:table-cell>
          <table:table-cell table:style-name="ce1" office:value-type="float" office:value="0.000000685229" calcext:value-type="float">
            <text:p>6.85E-07</text:p>
          </table:table-cell>
          <table:table-cell table:style-name="ce1" office:value-type="float" office:value="0.00000845405" calcext:value-type="float">
            <text:p>8.45E-06</text:p>
          </table:table-cell>
          <table:table-cell office:value-type="float" office:value="0.000447925" calcext:value-type="float">
            <text:p>0.000447925</text:p>
          </table:table-cell>
          <table:table-cell table:formula="of:=LOG10([.A8])" office:value-type="float" office:value="2.15162109828797" calcext:value-type="float">
            <text:p>2.15162109828797</text:p>
          </table:table-cell>
          <table:table-cell table:formula="of:=LOG10([.B8])" office:value-type="float" office:value="-5.09553168893876" calcext:value-type="float">
            <text:p>-5.09553168893876</text:p>
          </table:table-cell>
          <table:table-cell table:formula="of:=LOG10([.C8])" office:value-type="float" office:value="-6.1641642652724" calcext:value-type="float">
            <text:p>-6.1641642652724</text:p>
          </table:table-cell>
          <table:table-cell table:formula="of:=LOG10([.D8])" office:value-type="float" office:value="-5.07293518794066" calcext:value-type="float">
            <text:p>-5.07293518794066</text:p>
          </table:table-cell>
          <table:table-cell table:formula="of:=LOG10([.E8])" office:value-type="float" office:value="-3.34879469763781" calcext:value-type="float">
            <text:p>-3.34879469763781</text:p>
          </table:table-cell>
          <table:table-cell table:number-columns-repeated="3"/>
          <table:table-cell office:value-type="float" office:value="139.879" calcext:value-type="float">
            <text:p>139.879</text:p>
          </table:table-cell>
          <table:table-cell office:value-type="float" office:value="0.00121765" calcext:value-type="float">
            <text:p>0.00121765</text:p>
          </table:table-cell>
          <table:table-cell table:style-name="ce1" office:value-type="float" office:value="0.0000151806" calcext:value-type="float">
            <text:p>1.52E-05</text:p>
          </table:table-cell>
          <table:table-cell office:value-type="float" office:value="0.000481526" calcext:value-type="float">
            <text:p>0.000481526</text:p>
          </table:table-cell>
          <table:table-cell table:style-name="ce1" office:value-type="float" office:value="0.00000327647" calcext:value-type="float">
            <text:p>3.28E-06</text:p>
          </table:table-cell>
          <table:table-cell table:formula="of:=LOG10([.N8])" office:value-type="float" office:value="2.14575251886144" calcext:value-type="float">
            <text:p>2.14575251886144</text:p>
          </table:table-cell>
          <table:table-cell table:formula="of:=LOG10([.O8])" office:value-type="float" office:value="-2.91447752690214" calcext:value-type="float">
            <text:p>-2.91447752690214</text:p>
          </table:table-cell>
          <table:table-cell table:formula="of:=LOG10([.P8])" office:value-type="float" office:value="-4.81871106298998" calcext:value-type="float">
            <text:p>-4.81871106298998</text:p>
          </table:table-cell>
          <table:table-cell table:formula="of:=LOG10([.Q8])" office:value-type="float" office:value="-3.31738025817252" calcext:value-type="float">
            <text:p>-3.31738025817252</text:p>
          </table:table-cell>
          <table:table-cell table:formula="of:=LOG10([.R8])" office:value-type="float" office:value="-5.48459380417484" calcext:value-type="float">
            <text:p>-5.48459380417484</text:p>
          </table:table-cell>
          <table:table-cell table:number-columns-repeated="3"/>
        </table:table-row>
        <table:table-row table:style-name="ro1">
          <table:table-cell office:value-type="float" office:value="222.562" calcext:value-type="float">
            <text:p>222.562</text:p>
          </table:table-cell>
          <table:table-cell table:style-name="ce1" office:value-type="float" office:value="0.00000197936" calcext:value-type="float">
            <text:p>1.98E-06</text:p>
          </table:table-cell>
          <table:table-cell table:style-name="ce1" office:value-type="float" office:value="0.000000119867" calcext:value-type="float">
            <text:p>1.20E-07</text:p>
          </table:table-cell>
          <table:table-cell table:style-name="ce1" office:value-type="float" office:value="0.00000211365" calcext:value-type="float">
            <text:p>2.11E-06</text:p>
          </table:table-cell>
          <table:table-cell office:value-type="float" office:value="0.000105323" calcext:value-type="float">
            <text:p>0.000105323</text:p>
          </table:table-cell>
          <table:table-cell table:formula="of:=LOG10([.A9])" office:value-type="float" office:value="2.34745101534864" calcext:value-type="float">
            <text:p>2.34745101534864</text:p>
          </table:table-cell>
          <table:table-cell table:formula="of:=LOG10([.B9])" office:value-type="float" office:value="-5.70347521044507" calcext:value-type="float">
            <text:p>-5.70347521044507</text:p>
          </table:table-cell>
          <table:table-cell table:formula="of:=LOG10([.C9])" office:value-type="float" office:value="-6.92130036394468" calcext:value-type="float">
            <text:p>-6.92130036394468</text:p>
          </table:table-cell>
          <table:table-cell table:formula="of:=LOG10([.D9])" office:value-type="float" office:value="-5.67496692604141" calcext:value-type="float">
            <text:p>-5.67496692604141</text:p>
          </table:table-cell>
          <table:table-cell table:formula="of:=LOG10([.E9])" office:value-type="float" office:value="-3.9774767790296" calcext:value-type="float">
            <text:p>-3.9774767790296</text:p>
          </table:table-cell>
          <table:table-cell table:number-columns-repeated="3"/>
          <table:table-cell office:value-type="float" office:value="222.353" calcext:value-type="float">
            <text:p>222.353</text:p>
          </table:table-cell>
          <table:table-cell office:value-type="float" office:value="0.000471403" calcext:value-type="float">
            <text:p>0.000471403</text:p>
          </table:table-cell>
          <table:table-cell table:style-name="ce1" office:value-type="float" office:value="0.00000597149" calcext:value-type="float">
            <text:p>5.97E-06</text:p>
          </table:table-cell>
          <table:table-cell office:value-type="float" office:value="0.000185662" calcext:value-type="float">
            <text:p>0.000185662</text:p>
          </table:table-cell>
          <table:table-cell table:style-name="ce1" office:value-type="float" office:value="0.00000072137" calcext:value-type="float">
            <text:p>7.21E-07</text:p>
          </table:table-cell>
          <table:table-cell table:formula="of:=LOG10([.N9])" office:value-type="float" office:value="2.34704299335166" calcext:value-type="float">
            <text:p>2.34704299335166</text:p>
          </table:table-cell>
          <table:table-cell table:formula="of:=LOG10([.O9])" office:value-type="float" office:value="-3.32660765796083" calcext:value-type="float">
            <text:p>-3.32660765796083</text:p>
          </table:table-cell>
          <table:table-cell table:formula="of:=LOG10([.P9])" office:value-type="float" office:value="-5.22391729063954" calcext:value-type="float">
            <text:p>-5.22391729063954</text:p>
          </table:table-cell>
          <table:table-cell table:formula="of:=LOG10([.Q9])" office:value-type="float" office:value="-3.73127697552288" calcext:value-type="float">
            <text:p>-3.73127697552288</text:p>
          </table:table-cell>
          <table:table-cell table:formula="of:=LOG10([.R9])" office:value-type="float" office:value="-6.141841922879" calcext:value-type="float">
            <text:p>-6.141841922879</text:p>
          </table:table-cell>
          <table:table-cell table:number-columns-repeated="3"/>
        </table:table-row>
        <table:table-row table:style-name="ro1">
          <table:table-cell office:value-type="float" office:value="311.705" calcext:value-type="float">
            <text:p>311.705</text:p>
          </table:table-cell>
          <table:table-cell table:style-name="ce1" office:value-type="float" office:value="0.000000728658" calcext:value-type="float">
            <text:p>7.29E-07</text:p>
          </table:table-cell>
          <table:table-cell table:style-name="ce1" office:value-type="float" office:value="0.0000000324847" calcext:value-type="float">
            <text:p>3.25E-08</text:p>
          </table:table-cell>
          <table:table-cell table:style-name="ce1" office:value-type="float" office:value="0.000000786057" calcext:value-type="float">
            <text:p>7.86E-07</text:p>
          </table:table-cell>
          <table:table-cell table:style-name="ce1" office:value-type="float" office:value="0.0000624392" calcext:value-type="float">
            <text:p>6.24E-05</text:p>
          </table:table-cell>
          <table:table-cell table:formula="of:=LOG10([.A10])" office:value-type="float" office:value="2.49374376876703" calcext:value-type="float">
            <text:p>2.49374376876703</text:p>
          </table:table-cell>
          <table:table-cell table:formula="of:=LOG10([.B10])" office:value-type="float" office:value="-6.13747626257884" calcext:value-type="float">
            <text:p>-6.13747626257884</text:p>
          </table:table-cell>
          <table:table-cell table:formula="of:=LOG10([.C10])" office:value-type="float" office:value="-7.48832113964038" calcext:value-type="float">
            <text:p>-7.48832113964038</text:p>
          </table:table-cell>
          <table:table-cell table:formula="of:=LOG10([.D10])" office:value-type="float" office:value="-6.10454596046452" calcext:value-type="float">
            <text:p>-6.10454596046452</text:p>
          </table:table-cell>
          <table:table-cell table:formula="of:=LOG10([.E10])" office:value-type="float" office:value="-4.20454266995637" calcext:value-type="float">
            <text:p>-4.20454266995637</text:p>
          </table:table-cell>
          <table:table-cell table:number-columns-repeated="3"/>
          <table:table-cell office:value-type="float" office:value="314.215" calcext:value-type="float">
            <text:p>314.215</text:p>
          </table:table-cell>
          <table:table-cell office:value-type="float" office:value="0.000252384" calcext:value-type="float">
            <text:p>0.000252384</text:p>
          </table:table-cell>
          <table:table-cell table:style-name="ce1" office:value-type="float" office:value="0.00000296893" calcext:value-type="float">
            <text:p>2.97E-06</text:p>
          </table:table-cell>
          <table:table-cell office:value-type="float" office:value="0.00010154" calcext:value-type="float">
            <text:p>0.00010154</text:p>
          </table:table-cell>
          <table:table-cell table:style-name="ce1" office:value-type="float" office:value="0.000000251066" calcext:value-type="float">
            <text:p>2.51E-07</text:p>
          </table:table-cell>
          <table:table-cell table:formula="of:=LOG10([.N10])" office:value-type="float" office:value="2.49722691355479" calcext:value-type="float">
            <text:p>2.49722691355479</text:p>
          </table:table-cell>
          <table:table-cell table:formula="of:=LOG10([.O10])" office:value-type="float" office:value="-3.59793818085407" calcext:value-type="float">
            <text:p>-3.59793818085407</text:p>
          </table:table-cell>
          <table:table-cell table:formula="of:=LOG10([.P10])" office:value-type="float" office:value="-5.52740004186913" calcext:value-type="float">
            <text:p>-5.52740004186913</text:p>
          </table:table-cell>
          <table:table-cell table:formula="of:=LOG10([.Q10])" office:value-type="float" office:value="-3.99336284093141" calcext:value-type="float">
            <text:p>-3.99336284093141</text:p>
          </table:table-cell>
          <table:table-cell table:formula="of:=LOG10([.R10])" office:value-type="float" office:value="-6.60021209657487" calcext:value-type="float">
            <text:p>-6.60021209657487</text:p>
          </table:table-cell>
          <table:table-cell table:number-columns-repeated="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7"/>
          <table:table-cell office:value-type="float" office:value="22.9347" calcext:value-type="float">
            <text:p>22.9347</text:p>
          </table:table-cell>
          <table:table-cell office:value-type="float" office:value="0.014443" calcext:value-type="float">
            <text:p>0.014443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31.9687" calcext:value-type="float">
            <text:p>31.9687</text:p>
          </table:table-cell>
          <table:table-cell office:value-type="float" office:value="0.0104401" calcext:value-type="float">
            <text:p>0.0104401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office:value-type="float" office:value="45.4313" calcext:value-type="float">
            <text:p>45.4313</text:p>
          </table:table-cell>
          <table:table-cell office:value-type="float" office:value="0.00468588" calcext:value-type="float">
            <text:p>0.00468588</text:p>
          </table:table-cell>
          <table:table-cell table:number-columns-repeated="7"/>
          <table:table-cell table:style-name="ce1"/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office:value-type="float" office:value="71.7496" calcext:value-type="float">
            <text:p>71.7496</text:p>
          </table:table-cell>
          <table:table-cell office:value-type="float" office:value="0.00184034" calcext:value-type="float">
            <text:p>0.00184034</text:p>
          </table:table-cell>
          <table:table-cell table:number-columns-repeated="7"/>
          <table:table-cell table:style-name="ce1"/>
          <table:table-cell table:number-columns-repeated="6"/>
          <table:table-cell table:style-name="ce1"/>
          <table:table-cell/>
          <table:table-cell table:style-name="ce1"/>
        </table:table-row>
        <table:table-row table:style-name="ro1">
          <table:table-cell table:number-columns-repeated="7"/>
          <table:table-cell office:value-type="float" office:value="100.21" calcext:value-type="float">
            <text:p>100.21</text:p>
          </table:table-cell>
          <table:table-cell office:value-type="float" office:value="0.00112138" calcext:value-type="float">
            <text:p>0.00112138</text:p>
          </table:table-cell>
          <table:table-cell table:number-columns-repeated="6"/>
          <table:table-cell table:style-name="ce1" table:number-columns-repeated="2"/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office:value-type="float" office:value="141.782" calcext:value-type="float">
            <text:p>141.782</text:p>
          </table:table-cell>
          <table:table-cell office:value-type="float" office:value="0.000502969" calcext:value-type="float">
            <text:p>0.000502969</text:p>
          </table:table-cell>
          <table:table-cell table:number-columns-repeated="7"/>
          <table:table-cell table:style-name="ce1"/>
          <table:table-cell table:number-columns-repeated="6"/>
          <table:table-cell table:style-name="ce1"/>
          <table:table-cell/>
          <table:table-cell table:style-name="ce1"/>
        </table:table-row>
        <table:table-row table:style-name="ro1">
          <table:table-cell table:number-columns-repeated="7"/>
          <table:table-cell office:value-type="float" office:value="222.562" calcext:value-type="float">
            <text:p>222.562</text:p>
          </table:table-cell>
          <table:table-cell office:value-type="float" office:value="0.000223931" calcext:value-type="float">
            <text:p>0.000223931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311.705" calcext:value-type="float">
            <text:p>311.705</text:p>
          </table:table-cell>
          <table:table-cell table:style-name="ce1" office:value-type="float" office:value="0.000109979" calcext:value-type="float">
            <text:p>1.10E-04</text:p>
          </table:table-cell>
          <table:table-cell table:number-columns-repeated="16"/>
          <table:table-cell table:style-name="ce1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7"/>
          <table:table-cell office:value-type="float" office:value="22.9347" calcext:value-type="float">
            <text:p>22.9347</text:p>
          </table:table-cell>
          <table:table-cell office:value-type="float" office:value="0.014909" calcext:value-type="float">
            <text:p>0.014909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31.9687" calcext:value-type="float">
            <text:p>31.9687</text:p>
          </table:table-cell>
          <table:table-cell office:value-type="float" office:value="0.00921632" calcext:value-type="float">
            <text:p>0.00921632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45.4313" calcext:value-type="float">
            <text:p>45.4313</text:p>
          </table:table-cell>
          <table:table-cell office:value-type="float" office:value="0.00268181" calcext:value-type="float">
            <text:p>0.00268181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71.7496" calcext:value-type="float">
            <text:p>71.7496</text:p>
          </table:table-cell>
          <table:table-cell office:value-type="float" office:value="0.00111759" calcext:value-type="float">
            <text:p>0.00111759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100.21" calcext:value-type="float">
            <text:p>100.21</text:p>
          </table:table-cell>
          <table:table-cell office:value-type="float" office:value="0.000676533" calcext:value-type="float">
            <text:p>0.000676533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141.782" calcext:value-type="float">
            <text:p>141.782</text:p>
          </table:table-cell>
          <table:table-cell office:value-type="float" office:value="0.000447925" calcext:value-type="float">
            <text:p>0.000447925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222.562" calcext:value-type="float">
            <text:p>222.562</text:p>
          </table:table-cell>
          <table:table-cell office:value-type="float" office:value="0.000105323" calcext:value-type="float">
            <text:p>0.000105323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office:value-type="float" office:value="311.705" calcext:value-type="float">
            <text:p>311.705</text:p>
          </table:table-cell>
          <table:table-cell table:style-name="ce1" office:value-type="float" office:value="0.0000624392" calcext:value-type="float">
            <text:p>6.24E-0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2:51:47.753298490</meta:creation-date>
    <meta:editing-duration>P4DT8H59M51S</meta:editing-duration>
    <meta:editing-cycles>2</meta:editing-cycles>
    <meta:generator>LibreOffice/7.4.3.2$Linux_X86_64 LibreOffice_project/40$Build-2</meta:generator>
    <dc:date>2023-12-25T06:47:53.660669990</dc:date>
    <meta:document-statistic meta:table-count="4" meta:cell-count="559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-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1cm" svg:height="14.24cm" xlink:href=".." xlink:type="simple" chart:class="chart:scatter" chart:style-name="ch1">
        <chart:legend chart:legend-position="end" svg:x="9.165cm" svg:y="6.074cm" style:legend-expansion="high" chart:style-name="ch2"/>
        <chart:plot-area chart:style-name="ch3" table:cell-range-address="Sheet1.F2:Sheet1.J10" chart:data-source-has-labels="row" svg:x="0.239cm" svg:y="0.284cm" svg:width="8.687cm" svg:height="13.672cm">
          <chart:coordinate-region svg:x="1.072cm" svg:y="0.484cm" svg:width="7.614cm" svg:height="13.27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3:Sheet1.G10" chart:label-cell-address="Sheet1.G2:Sheet1.G2" chart:class="chart:scatter">
            <chart:domain table:cell-range-address="Sheet1.F3:Sheet1.F10"/>
            <chart:data-point chart:repeated="8"/>
          </chart:series>
          <chart:series chart:style-name="ch8" chart:values-cell-range-address="Sheet1.H3:Sheet1.H10" chart:label-cell-address="Sheet1.H2:Sheet1.H2" chart:class="chart:scatter">
            <chart:data-point chart:repeated="8"/>
          </chart:series>
          <chart:series chart:style-name="ch9" chart:values-cell-range-address="Sheet1.I3:Sheet1.I10" chart:label-cell-address="Sheet1.I2:Sheet1.I2" chart:class="chart:scatter">
            <chart:data-point chart:repeated="8"/>
          </chart:series>
          <chart:series chart:style-name="ch10" chart:values-cell-range-address="Sheet1.J3:Sheet1.J10" chart:label-cell-address="Sheet1.J2:Sheet1.J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Quadratic</text:p>
                <draw:g>
                  <svg:desc>Sheet1.G2:Sheet1.G2</svg:desc>
                </draw:g>
              </table:table-cell>
              <table:table-cell office:value-type="string">
                <text:p>Cubic</text:p>
                <draw:g>
                  <svg:desc>Sheet1.H2:Sheet1.H2</svg:desc>
                </draw:g>
              </table:table-cell>
              <table:table-cell office:value-type="string">
                <text:p>Cubic9</text:p>
                <draw:g>
                  <svg:desc>Sheet1.I2:Sheet1.I2</svg:desc>
                </draw:g>
              </table:table-cell>
              <table:table-cell office:value-type="string">
                <text:p/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6049306366588">
                <text:p>1.36049306366588</text:p>
                <draw:g>
                  <svg:desc>Sheet1.F3:Sheet1.F10</svg:desc>
                </draw:g>
              </table:table-cell>
              <table:table-cell office:value-type="float" office:value="-2.38154187176171">
                <text:p>-2.38154187176171</text:p>
                <draw:g>
                  <svg:desc>Sheet1.G3:Sheet1.G10</svg:desc>
                </draw:g>
              </table:table-cell>
              <table:table-cell office:value-type="float" office:value="-3.27271744481212">
                <text:p>-3.27271744481212</text:p>
                <draw:g>
                  <svg:desc>Sheet1.H3:Sheet1.H10</svg:desc>
                </draw:g>
              </table:table-cell>
              <table:table-cell office:value-type="float" office:value="-2.44090050049104">
                <text:p>-2.44090050049104</text:p>
                <draw:g>
                  <svg:desc>Sheet1.I3:Sheet1.I10</svg:desc>
                </draw:g>
              </table:table-cell>
              <table:table-cell office:value-type="float" office:value="-1.82655148525569">
                <text:p>-1.82655148525569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472497614327">
                <text:p>1.50472497614327</text:p>
              </table:table-cell>
              <table:table-cell office:value-type="float" office:value="-2.93768882921768">
                <text:p>-2.93768882921768</text:p>
              </table:table-cell>
              <table:table-cell office:value-type="float" office:value="-3.68621500821484">
                <text:p>-3.68621500821484</text:p>
              </table:table-cell>
              <table:table-cell office:value-type="float" office:value="-2.85086713878472">
                <text:p>-2.85086713878472</text:p>
              </table:table-cell>
              <table:table-cell office:value-type="float" office:value="-2.03544245451315">
                <text:p>-2.03544245451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735516416987">
                <text:p>1.65735516416987</text:p>
              </table:table-cell>
              <table:table-cell office:value-type="float" office:value="-3.4445137743916">
                <text:p>-3.4445137743916</text:p>
              </table:table-cell>
              <table:table-cell office:value-type="float" office:value="-4.26424465473618">
                <text:p>-4.26424465473618</text:p>
              </table:table-cell>
              <table:table-cell office:value-type="float" office:value="-3.52539479394165">
                <text:p>-3.52539479394165</text:p>
              </table:table-cell>
              <table:table-cell office:value-type="float" office:value="-2.5715719941483">
                <text:p>-2.5715719941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581948424538">
                <text:p>1.85581948424538</text:p>
              </table:table-cell>
              <table:table-cell office:value-type="float" office:value="-4.17607019628408">
                <text:p>-4.17607019628408</text:p>
              </table:table-cell>
              <table:table-cell office:value-type="float" office:value="-5.00351985036348">
                <text:p>-5.00351985036348</text:p>
              </table:table-cell>
              <table:table-cell office:value-type="float" office:value="-4.12816679925844">
                <text:p>-4.12816679925844</text:p>
              </table:table-cell>
              <table:table-cell office:value-type="float" office:value="-2.95171749286761">
                <text:p>-2.95171749286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91106213122">
                <text:p>2.00091106213122</text:p>
              </table:table-cell>
              <table:table-cell office:value-type="float" office:value="-4.64562837360696">
                <text:p>-4.64562837360696</text:p>
              </table:table-cell>
              <table:table-cell office:value-type="float" office:value="-5.53273828433723">
                <text:p>-5.53273828433723</text:p>
              </table:table-cell>
              <table:table-cell office:value-type="float" office:value="-4.59192122856692">
                <text:p>-4.59192122856692</text:p>
              </table:table-cell>
              <table:table-cell office:value-type="float" office:value="-3.16971101448637">
                <text:p>-3.16971101448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5162109828797">
                <text:p>2.15162109828797</text:p>
              </table:table-cell>
              <table:table-cell office:value-type="float" office:value="-5.09553168893876">
                <text:p>-5.09553168893876</text:p>
              </table:table-cell>
              <table:table-cell office:value-type="float" office:value="-6.1641642652724">
                <text:p>-6.1641642652724</text:p>
              </table:table-cell>
              <table:table-cell office:value-type="float" office:value="-5.07293518794066">
                <text:p>-5.07293518794066</text:p>
              </table:table-cell>
              <table:table-cell office:value-type="float" office:value="-3.34879469763781">
                <text:p>-3.34879469763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745101534864">
                <text:p>2.34745101534864</text:p>
              </table:table-cell>
              <table:table-cell office:value-type="float" office:value="-5.70347521044507">
                <text:p>-5.70347521044507</text:p>
              </table:table-cell>
              <table:table-cell office:value-type="float" office:value="-6.92130036394468">
                <text:p>-6.92130036394468</text:p>
              </table:table-cell>
              <table:table-cell office:value-type="float" office:value="-5.67496692604141">
                <text:p>-5.67496692604141</text:p>
              </table:table-cell>
              <table:table-cell office:value-type="float" office:value="-3.9774767790296">
                <text:p>-3.9774767790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9374376876703">
                <text:p>2.49374376876703</text:p>
              </table:table-cell>
              <table:table-cell office:value-type="float" office:value="-6.13747626257884">
                <text:p>-6.13747626257884</text:p>
              </table:table-cell>
              <table:table-cell office:value-type="float" office:value="-7.48832113964038">
                <text:p>-7.48832113964038</text:p>
              </table:table-cell>
              <table:table-cell office:value-type="float" office:value="-6.10454596046452">
                <text:p>-6.10454596046452</text:p>
              </table:table-cell>
              <table:table-cell office:value-type="float" office:value="-4.20454266995637">
                <text:p>-4.20454266995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-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49cm" svg:height="14.695cm" xlink:href=".." xlink:type="simple" chart:class="chart:scatter" chart:style-name="ch1">
        <chart:legend chart:legend-position="end" svg:x="6.838cm" svg:y="6.301cm" style:legend-expansion="high" chart:style-name="ch2"/>
        <chart:plot-area chart:style-name="ch3" table:cell-range-address="Sheet1.S2:Sheet1.W10" chart:data-source-has-labels="row" svg:x="0.196cm" svg:y="0.293cm" svg:width="6.446cm" svg:height="14.109cm">
          <chart:coordinate-region svg:x="1.029cm" svg:y="0.492cm" svg:width="5.473cm" svg:height="13.71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T3:Sheet1.T10" chart:label-cell-address="Sheet1.T2:Sheet1.T2" chart:class="chart:scatter">
            <chart:domain table:cell-range-address="Sheet1.S3:Sheet1.S10"/>
            <chart:data-point chart:repeated="8"/>
          </chart:series>
          <chart:series chart:style-name="ch8" chart:values-cell-range-address="Sheet1.U3:Sheet1.U10" chart:label-cell-address="Sheet1.U2:Sheet1.U2" chart:class="chart:scatter">
            <chart:data-point chart:repeated="8"/>
          </chart:series>
          <chart:series chart:style-name="ch9" chart:values-cell-range-address="Sheet1.V3:Sheet1.V10" chart:label-cell-address="Sheet1.V2:Sheet1.V2" chart:class="chart:scatter">
            <chart:data-point chart:repeated="8"/>
          </chart:series>
          <chart:series chart:style-name="ch10" chart:values-cell-range-address="Sheet1.W3:Sheet1.W10" chart:label-cell-address="Sheet1.W2:Sheet1.W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Linear</text:p>
                <draw:g>
                  <svg:desc>Sheet1.T2:Sheet1.T2</svg:desc>
                </draw:g>
              </table:table-cell>
              <table:table-cell office:value-type="string">
                <text:p>Q8 no-xy2</text:p>
                <draw:g>
                  <svg:desc>Sheet1.U2:Sheet1.U2</svg:desc>
                </draw:g>
              </table:table-cell>
              <table:table-cell office:value-type="string">
                <text:p>Q8 minus2</text:p>
                <draw:g>
                  <svg:desc>Sheet1.V2:Sheet1.V2</svg:desc>
                </draw:g>
              </table:table-cell>
              <table:table-cell office:value-type="string">
                <text:p>Q9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486144066214">
                <text:p>1.3486144066214</text:p>
                <draw:g>
                  <svg:desc>Sheet1.S3:Sheet1.S10</svg:desc>
                </draw:g>
              </table:table-cell>
              <table:table-cell office:value-type="float" office:value="-1.35463767135595">
                <text:p>-1.35463767135595</text:p>
                <draw:g>
                  <svg:desc>Sheet1.T3:Sheet1.T10</svg:desc>
                </draw:g>
              </table:table-cell>
              <table:table-cell office:value-type="float" office:value="-2.38627337125491">
                <text:p>-2.38627337125491</text:p>
                <draw:g>
                  <svg:desc>Sheet1.U3:Sheet1.U10</svg:desc>
                </draw:g>
              </table:table-cell>
              <table:table-cell office:value-type="float" office:value="-1.74702567465208">
                <text:p>-1.74702567465208</text:p>
                <draw:g>
                  <svg:desc>Sheet1.V3:Sheet1.V10</svg:desc>
                </draw:g>
              </table:table-cell>
              <table:table-cell office:value-type="float" office:value="-2.99638008349169">
                <text:p>-2.99638008349169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108255183363">
                <text:p>1.50108255183363</text:p>
              </table:table-cell>
              <table:table-cell office:value-type="float" office:value="-1.59313294441135">
                <text:p>-1.59313294441135</text:p>
              </table:table-cell>
              <table:table-cell office:value-type="float" office:value="-3.16730080581474">
                <text:p>-3.16730080581474</text:p>
              </table:table-cell>
              <table:table-cell office:value-type="float" office:value="-2.00267609908215">
                <text:p>-2.00267609908215</text:p>
              </table:table-cell>
              <table:table-cell office:value-type="float" office:value="-3.43685485143501">
                <text:p>-3.4368548514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224537375396">
                <text:p>1.65224537375396</text:p>
              </table:table-cell>
              <table:table-cell office:value-type="float" office:value="-1.92858934748919">
                <text:p>-1.92858934748919</text:p>
              </table:table-cell>
              <table:table-cell office:value-type="float" office:value="-3.6876470141554">
                <text:p>-3.6876470141554</text:p>
              </table:table-cell>
              <table:table-cell office:value-type="float" office:value="-2.31777005939995">
                <text:p>-2.31777005939995</text:p>
              </table:table-cell>
              <table:table-cell office:value-type="float" office:value="-3.97630729429635">
                <text:p>-3.97630729429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839666631215">
                <text:p>1.84839666631215</text:p>
              </table:table-cell>
              <table:table-cell office:value-type="float" office:value="-2.29440053540371">
                <text:p>-2.29440053540371</text:p>
              </table:table-cell>
              <table:table-cell office:value-type="float" office:value="-4.24385703121422">
                <text:p>-4.24385703121422</text:p>
              </table:table-cell>
              <table:table-cell office:value-type="float" office:value="-2.72681578373209">
                <text:p>-2.72681578373209</text:p>
              </table:table-cell>
              <table:table-cell office:value-type="float" office:value="-4.65367441435328">
                <text:p>-4.65367441435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80369017651">
                <text:p>1.9980369017651</text:p>
              </table:table-cell>
              <table:table-cell office:value-type="float" office:value="-2.59584390077363">
                <text:p>-2.59584390077363</text:p>
              </table:table-cell>
              <table:table-cell office:value-type="float" office:value="-4.52955275579916">
                <text:p>-4.52955275579916</text:p>
              </table:table-cell>
              <table:table-cell office:value-type="float" office:value="-2.99044288077363">
                <text:p>-2.99044288077363</text:p>
              </table:table-cell>
              <table:table-cell office:value-type="float" office:value="-5.09847792863513">
                <text:p>-5.09847792863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4575251886144">
                <text:p>2.14575251886144</text:p>
              </table:table-cell>
              <table:table-cell office:value-type="float" office:value="-2.91447752690214">
                <text:p>-2.91447752690214</text:p>
              </table:table-cell>
              <table:table-cell office:value-type="float" office:value="-4.81871106298998">
                <text:p>-4.81871106298998</text:p>
              </table:table-cell>
              <table:table-cell office:value-type="float" office:value="-3.31738025817252">
                <text:p>-3.31738025817252</text:p>
              </table:table-cell>
              <table:table-cell office:value-type="float" office:value="-5.48459380417484">
                <text:p>-5.48459380417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704299335166">
                <text:p>2.34704299335166</text:p>
              </table:table-cell>
              <table:table-cell office:value-type="float" office:value="-3.32660765796083">
                <text:p>-3.32660765796083</text:p>
              </table:table-cell>
              <table:table-cell office:value-type="float" office:value="-5.22391729063954">
                <text:p>-5.22391729063954</text:p>
              </table:table-cell>
              <table:table-cell office:value-type="float" office:value="-3.73127697552288">
                <text:p>-3.73127697552288</text:p>
              </table:table-cell>
              <table:table-cell office:value-type="float" office:value="-6.141841922879">
                <text:p>-6.141841922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9722691355479">
                <text:p>2.49722691355479</text:p>
              </table:table-cell>
              <table:table-cell office:value-type="float" office:value="-3.59793818085407">
                <text:p>-3.59793818085407</text:p>
              </table:table-cell>
              <table:table-cell office:value-type="float" office:value="-5.52740004186913">
                <text:p>-5.52740004186913</text:p>
              </table:table-cell>
              <table:table-cell office:value-type="float" office:value="-3.99336284093141">
                <text:p>-3.99336284093141</text:p>
              </table:table-cell>
              <table:table-cell office:value-type="float" office:value="-6.60021209657487">
                <text:p>-6.60021209657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24cm" svg:height="15.806cm" xlink:href=".." xlink:type="simple" chart:class="chart:scatter" chart:style-name="ch1">
        <chart:legend chart:legend-position="end" svg:x="10.189cm" svg:y="7.355cm" style:legend-expansion="high" chart:style-name="ch2"/>
        <chart:plot-area chart:style-name="ch3" table:cell-range-address="Sheet2.D1:Sheet2.F8" chart:data-source-has-labels="row" svg:x="0.254cm" svg:y="0.316cm" svg:width="9.681cm" svg:height="15.174cm">
          <chart:coordinate-region svg:x="1.272cm" svg:y="0.515cm" svg:width="8.423cm" svg:height="14.77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2.E2:Sheet2.E8" chart:label-cell-address="Sheet2.E1:Sheet2.E1" chart:class="chart:scatter">
            <chart:domain table:cell-range-address="Sheet2.D2:Sheet2.D8"/>
            <chart:data-point chart:repeated="7"/>
          </chart:series>
          <chart:series chart:style-name="ch8" chart:values-cell-range-address="Sheet2.F2:Sheet2.F8" chart:label-cell-address="Sheet2.F1:Sheet2.F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inear</text:p>
                <draw:g>
                  <svg:desc>Sheet2.E1:Sheet2.E1</svg:desc>
                </draw:g>
              </table:table-cell>
              <table:table-cell office:value-type="string">
                <text:p>Hermit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2:Sheet2.D8</svg:desc>
                </draw:g>
              </table:table-cell>
              <table:table-cell office:value-type="float" office:value="-0.859630249290304">
                <text:p>-0.859630249290304</text:p>
                <draw:g>
                  <svg:desc>Sheet2.E2:Sheet2.E8</svg:desc>
                </draw:g>
              </table:table-cell>
              <table:table-cell office:value-type="float" office:value="-2.3008632585944">
                <text:p>-2.3008632585944</text:p>
                <draw:g>
                  <svg:desc>Sheet2.F2:Sheet2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1.41831083721737">
                <text:p>-1.41831083721737</text:p>
              </table:table-cell>
              <table:table-cell office:value-type="float" office:value="-3.59809307765474">
                <text:p>-3.59809307765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2.20199471624734">
                <text:p>-2.20199471624734</text:p>
              </table:table-cell>
              <table:table-cell office:value-type="float" office:value="-5.22040928013577">
                <text:p>-5.22040928013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2.80233632879159">
                <text:p>-2.80233632879159</text:p>
              </table:table-cell>
              <table:table-cell office:value-type="float" office:value="-6.42982730216774">
                <text:p>-6.4298273021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-3.40396730404212">
                <text:p>-3.40396730404212</text:p>
              </table:table-cell>
              <table:table-cell office:value-type="float" office:value="-7.63545463268874">
                <text:p>-7.63545463268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-4.19972706367587">
                <text:p>-4.19972706367587</text:p>
              </table:table-cell>
              <table:table-cell office:value-type="float" office:value="-9.22771717611146">
                <text:p>-9.22771717611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4.80176917054593">
                <text:p>-4.80176917054593</text:p>
              </table:table-cell>
              <table:table-cell office:value-type="float" office:value="-10.4317419386815">
                <text:p>-10.4317419386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92cm" svg:height="16.137cm" xlink:href=".." xlink:type="simple" chart:class="chart:scatter" chart:style-name="ch1">
        <chart:legend chart:legend-position="end" svg:x="7.366cm" svg:y="7.022cm" style:legend-expansion="high" chart:style-name="ch2"/>
        <chart:plot-area chart:style-name="ch3" table:cell-range-address="Sheet3.G1:Sheet3.K8" chart:data-source-has-labels="row" svg:x="0.203cm" svg:y="0.322cm" svg:width="6.96cm" svg:height="15.493cm">
          <chart:coordinate-region svg:x="1.407cm" svg:y="0.521cm" svg:width="5.516cm" svg:height="15.0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H2:Sheet3.H8" chart:label-cell-address="Sheet3.H1:Sheet3.H1" chart:class="chart:scatter">
            <chart:domain table:cell-range-address="Sheet3.G2:Sheet3.G8"/>
            <chart:data-point chart:repeated="7"/>
          </chart:series>
          <chart:series chart:style-name="ch8" chart:values-cell-range-address="Sheet3.I2:Sheet3.I8" chart:label-cell-address="Sheet3.I1:Sheet3.I1" chart:class="chart:scatter">
            <chart:data-point chart:repeated="7"/>
          </chart:series>
          <chart:series chart:style-name="ch9" chart:values-cell-range-address="Sheet3.J2:Sheet3.J8" chart:label-cell-address="Sheet3.J1:Sheet3.J1" chart:class="chart:scatter">
            <chart:data-point chart:repeated="7"/>
          </chart:series>
          <chart:series chart:style-name="ch10" chart:values-cell-range-address="Sheet3.K2:Sheet3.K8" chart:label-cell-address="Sheet3.K1:Sheet3.K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inear</text:p>
                <draw:g>
                  <svg:desc>Sheet3.H1:Sheet3.H1</svg:desc>
                </draw:g>
              </table:table-cell>
              <table:table-cell office:value-type="string">
                <text:p>Quadratic</text:p>
                <draw:g>
                  <svg:desc>Sheet3.I1:Sheet3.I1</svg:desc>
                </draw:g>
              </table:table-cell>
              <table:table-cell office:value-type="string">
                <text:p>Cubic</text:p>
                <draw:g>
                  <svg:desc>Sheet3.J1:Sheet3.J1</svg:desc>
                </draw:g>
              </table:table-cell>
              <table:table-cell office:value-type="string">
                <text:p>Hermite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G2:Sheet3.G8</svg:desc>
                </draw:g>
              </table:table-cell>
              <table:table-cell office:value-type="float" office:value="-1.01136747790521">
                <text:p>-1.01136747790521</text:p>
                <draw:g>
                  <svg:desc>Sheet3.H2:Sheet3.H8</svg:desc>
                </draw:g>
              </table:table-cell>
              <table:table-cell office:value-type="float" office:value="-1.87838435436208">
                <text:p>-1.87838435436208</text:p>
                <draw:g>
                  <svg:desc>Sheet3.I2:Sheet3.I8</svg:desc>
                </draw:g>
              </table:table-cell>
              <table:table-cell office:value-type="float" office:value="-2.94976335632589">
                <text:p>-2.94976335632589</text:p>
                <draw:g>
                  <svg:desc>Sheet3.J2:Sheet3.J8</svg:desc>
                </draw:g>
              </table:table-cell>
              <table:table-cell office:value-type="float" office:value="-2.24531613323621">
                <text:p>-2.24531613323621</text:p>
                <draw:g>
                  <svg:desc>Sheet3.K2:Sheet3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1.57357983617028">
                <text:p>-1.57357983617028</text:p>
              </table:table-cell>
              <table:table-cell office:value-type="float" office:value="-2.77600593154551">
                <text:p>-2.77600593154551</text:p>
              </table:table-cell>
              <table:table-cell office:value-type="float" office:value="-4.13666167213235">
                <text:p>-4.13666167213235</text:p>
              </table:table-cell>
              <table:table-cell office:value-type="float" office:value="-3.42362639569887">
                <text:p>-3.42362639569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2.35983272023577">
                <text:p>-2.35983272023577</text:p>
              </table:table-cell>
              <table:table-cell office:value-type="float" office:value="-3.96820387374601">
                <text:p>-3.96820387374601</text:p>
              </table:table-cell>
              <table:table-cell office:value-type="float" office:value="-5.72086712847286">
                <text:p>-5.72086712847286</text:p>
              </table:table-cell>
              <table:table-cell office:value-type="float" office:value="-5.00560189217633">
                <text:p>-5.00560189217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2.96056605047835">
                <text:p>-2.96056605047835</text:p>
              </table:table-cell>
              <table:table-cell office:value-type="float" office:value="-4.87103561151228">
                <text:p>-4.87103561151228</text:p>
              </table:table-cell>
              <table:table-cell office:value-type="float" office:value="-6.92390230839382">
                <text:p>-6.92390230839382</text:p>
              </table:table-cell>
              <table:table-cell office:value-type="float" office:value="-6.20832548823136">
                <text:p>-6.20832548823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-3.56229381990539">
                <text:p>-3.56229381990539</text:p>
              </table:table-cell>
              <table:table-cell office:value-type="float" office:value="-5.77406041485052">
                <text:p>-5.77406041485052</text:p>
              </table:table-cell>
              <table:table-cell office:value-type="float" office:value="-8.12775279725589">
                <text:p>-8.12775279725589</text:p>
              </table:table-cell>
              <table:table-cell office:value-type="float" office:value="-7.41209717980281">
                <text:p>-7.41209717980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-4.35808190663591">
                <text:p>-4.35808190663591</text:p>
              </table:table-cell>
              <table:table-cell office:value-type="float" office:value="-6.96786091994342">
                <text:p>-6.96786091994342</text:p>
              </table:table-cell>
              <table:table-cell office:value-type="float" office:value="-9.71943756315992">
                <text:p>-9.71943756315992</text:p>
              </table:table-cell>
              <table:table-cell office:value-type="float" office:value="-9.00375940868508">
                <text:p>-9.00375940868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4.96013001180527">
                <text:p>-4.96013001180527</text:p>
              </table:table-cell>
              <table:table-cell office:value-type="float" office:value="-7.8709517135677">
                <text:p>-7.8709517135677</text:p>
              </table:table-cell>
              <table:table-cell office:value-type="float" office:value="-10.9235452541856">
                <text:p>-10.9235452541856</text:p>
              </table:table-cell>
              <table:table-cell office:value-type="float" office:value="-10.2078654609318">
                <text:p>-10.20786546093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306cm" svg:height="16.158cm" xlink:href=".." xlink:type="simple" chart:class="chart:scatter" chart:style-name="ch1">
        <chart:legend chart:legend-position="end" svg:x="7.48cm" svg:y="7.033cm" style:legend-expansion="high" chart:style-name="ch2"/>
        <chart:plot-area chart:style-name="ch3" table:cell-range-address="Sheet3.T1:Sheet3.X8" chart:data-source-has-labels="row" svg:x="0.206cm" svg:y="0.323cm" svg:width="7.068cm" svg:height="15.512cm">
          <chart:coordinate-region svg:x="1.039cm" svg:y="0.523cm" svg:width="5.995cm" svg:height="15.11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U2:Sheet3.U8" chart:label-cell-address="Sheet3.U1:Sheet3.U1" chart:class="chart:scatter">
            <chart:domain table:cell-range-address="Sheet3.T2:Sheet3.T8"/>
            <chart:data-point chart:repeated="7"/>
          </chart:series>
          <chart:series chart:style-name="ch8" chart:values-cell-range-address="Sheet3.V2:Sheet3.V8" chart:label-cell-address="Sheet3.V1:Sheet3.V1" chart:class="chart:scatter">
            <chart:data-point chart:repeated="7"/>
          </chart:series>
          <chart:series chart:style-name="ch9" chart:values-cell-range-address="Sheet3.W2:Sheet3.W8" chart:label-cell-address="Sheet3.W1:Sheet3.W1" chart:class="chart:scatter">
            <chart:data-point chart:repeated="7"/>
          </chart:series>
          <chart:series chart:style-name="ch10" chart:values-cell-range-address="Sheet3.X2:Sheet3.X8" chart:label-cell-address="Sheet3.X1:Sheet3.X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Linear</text:p>
                <draw:g>
                  <svg:desc>Sheet3.U1:Sheet3.U1</svg:desc>
                </draw:g>
              </table:table-cell>
              <table:table-cell office:value-type="string">
                <text:p>Quadratic</text:p>
                <draw:g>
                  <svg:desc>Sheet3.V1:Sheet3.V1</svg:desc>
                </draw:g>
              </table:table-cell>
              <table:table-cell office:value-type="string">
                <text:p>Cubic</text:p>
                <draw:g>
                  <svg:desc>Sheet3.W1:Sheet3.W1</svg:desc>
                </draw:g>
              </table:table-cell>
              <table:table-cell office:value-type="string">
                <text:p>Hermite</text:p>
                <draw:g>
                  <svg:desc>Sheet3.X1:Sheet3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T2:Sheet3.T8</svg:desc>
                </draw:g>
              </table:table-cell>
              <table:table-cell office:value-type="float" office:value="0.499718691509499">
                <text:p>0.499718691509499</text:p>
                <draw:g>
                  <svg:desc>Sheet3.U2:Sheet3.U8</svg:desc>
                </draw:g>
              </table:table-cell>
              <table:table-cell office:value-type="float" office:value="-0.0668499527580588">
                <text:p>-0.0668499527580588</text:p>
                <draw:g>
                  <svg:desc>Sheet3.V2:Sheet3.V8</svg:desc>
                </draw:g>
              </table:table-cell>
              <table:table-cell office:value-type="float" office:value="-0.949976178445293">
                <text:p>-0.949976178445293</text:p>
                <draw:g>
                  <svg:desc>Sheet3.W2:Sheet3.W8</svg:desc>
                </draw:g>
              </table:table-cell>
              <table:table-cell office:value-type="float" office:value="-0.702046997991883">
                <text:p>-0.702046997991883</text:p>
                <draw:g>
                  <svg:desc>Sheet3.X2:Sheet3.X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0.229812341380832">
                <text:p>0.229812341380832</text:p>
              </table:table-cell>
              <table:table-cell office:value-type="float" office:value="-0.663430205460394">
                <text:p>-0.663430205460394</text:p>
              </table:table-cell>
              <table:table-cell office:value-type="float" office:value="-1.83560252721141">
                <text:p>-1.83560252721141</text:p>
              </table:table-cell>
              <table:table-cell office:value-type="float" office:value="-1.58208344515286">
                <text:p>-1.5820834451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0.160506868853643">
                <text:p>-0.160506868853643</text:p>
              </table:table-cell>
              <table:table-cell office:value-type="float" office:value="-1.45768009223841">
                <text:p>-1.45768009223841</text:p>
              </table:table-cell>
              <table:table-cell office:value-type="float" office:value="-3.0218948403777">
                <text:p>-3.0218948403777</text:p>
              </table:table-cell>
              <table:table-cell office:value-type="float" office:value="-2.76689723388526">
                <text:p>-2.76689723388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0.460483554111003">
                <text:p>-0.460483554111003</text:p>
              </table:table-cell>
              <table:table-cell office:value-type="float" office:value="-2.05947853465468">
                <text:p>-2.05947853465468</text:p>
              </table:table-cell>
              <table:table-cell office:value-type="float" office:value="-3.92390595331753">
                <text:p>-3.92390595331753</text:p>
              </table:table-cell>
              <table:table-cell office:value-type="float" office:value="-3.66869825196443">
                <text:p>-3.6686982519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-0.761251560718755">
                <text:p>-0.761251560718755</text:p>
              </table:table-cell>
              <table:table-cell office:value-type="float" office:value="-2.66146382664434">
                <text:p>-2.66146382664434</text:p>
              </table:table-cell>
              <table:table-cell office:value-type="float" office:value="-4.82670881405142">
                <text:p>-4.82670881405142</text:p>
              </table:table-cell>
              <table:table-cell office:value-type="float" office:value="-4.57146674537647">
                <text:p>-4.5714667453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-1.15910886882877">
                <text:p>-1.15910886882877</text:p>
              </table:table-cell>
              <table:table-cell office:value-type="float" office:value="-3.45727787025859">
                <text:p>-3.45727787025859</text:p>
              </table:table-cell>
              <table:table-cell office:value-type="float" office:value="-6.02031371089853">
                <text:p>-6.02031371089853</text:p>
              </table:table-cell>
              <table:table-cell office:value-type="float" office:value="-5.76519682414868">
                <text:p>-5.76519682414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1.46009626731815">
                <text:p>-1.46009626731815</text:p>
              </table:table-cell>
              <table:table-cell office:value-type="float" office:value="-4.05916936287132">
                <text:p>-4.05916936287132</text:p>
              </table:table-cell>
              <table:table-cell office:value-type="float" office:value="-6.92289020410502">
                <text:p>-6.92289020410502</text:p>
              </table:table-cell>
              <table:table-cell office:value-type="float" office:value="-6.66827517703104">
                <text:p>-6.668275177031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17cm" svg:height="16.679cm" xlink:href=".." xlink:type="simple" chart:class="chart:scatter" chart:style-name="ch1">
        <chart:legend chart:legend-position="end" svg:x="9.309cm" svg:y="6.546cm" style:legend-expansion="high" chart:style-name="ch2"/>
        <chart:plot-area chart:style-name="ch3" table:cell-range-address="Sheet4.J1:Sheet4.Q9" chart:data-source-has-labels="row" svg:x="0.254cm" svg:y="0.333cm" svg:width="8.801cm" svg:height="16.013cm">
          <chart:coordinate-region svg:x="3.68cm" svg:y="0.533cm" svg:width="5.135cm" svg:height="15.61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4.K2:Sheet4.K9" chart:label-cell-address="Sheet4.K1:Sheet4.K1" chart:class="chart:scatter">
            <chart:domain table:cell-range-address="Sheet4.J2:Sheet4.J9"/>
            <chart:data-point chart:repeated="8"/>
          </chart:series>
          <chart:series chart:style-name="ch8" chart:values-cell-range-address="Sheet4.L2:Sheet4.L9" chart:label-cell-address="Sheet4.L1:Sheet4.L1" chart:class="chart:scatter">
            <chart:data-point chart:repeated="8"/>
          </chart:series>
          <chart:series chart:style-name="ch9" chart:values-cell-range-address="Sheet4.M2:Sheet4.M9" chart:label-cell-address="Sheet4.M1:Sheet4.M1" chart:class="chart:scatter">
            <chart:data-point chart:repeated="8"/>
          </chart:series>
          <chart:series chart:style-name="ch10" chart:values-cell-range-address="Sheet4.N2:Sheet4.N9" chart:label-cell-address="Sheet4.N1:Sheet4.N1" chart:class="chart:scatter">
            <chart:data-point chart:repeated="8"/>
          </chart:series>
          <chart:series chart:style-name="ch11" chart:values-cell-range-address="Sheet4.O2:Sheet4.O9" chart:label-cell-address="Sheet4.O1:Sheet4.O1" chart:class="chart:scatter">
            <chart:data-point chart:repeated="8"/>
          </chart:series>
          <chart:series chart:style-name="ch12" chart:values-cell-range-address="Sheet4.P2:Sheet4.P9" chart:label-cell-address="Sheet4.P1:Sheet4.P1" chart:class="chart:scatter">
            <chart:data-point chart:repeated="8"/>
          </chart:series>
          <chart:series chart:style-name="ch13" chart:values-cell-range-address="Sheet4.Q2:Sheet4.Q9" chart:label-cell-address="Sheet4.Q1:Sheet4.Q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inear-3</text:p>
                <draw:g>
                  <svg:desc>Sheet4.K1:Sheet4.K1</svg:desc>
                </draw:g>
              </table:table-cell>
              <table:table-cell office:value-type="string">
                <text:p>Quadratic-3</text:p>
                <draw:g>
                  <svg:desc>Sheet4.L1:Sheet4.L1</svg:desc>
                </draw:g>
              </table:table-cell>
              <table:table-cell office:value-type="string">
                <text:p>Quadratic-4</text:p>
                <draw:g>
                  <svg:desc>Sheet4.M1:Sheet4.M1</svg:desc>
                </draw:g>
              </table:table-cell>
              <table:table-cell office:value-type="string">
                <text:p>Quadratic8-4</text:p>
                <draw:g>
                  <svg:desc>Sheet4.N1:Sheet4.N1</svg:desc>
                </draw:g>
              </table:table-cell>
              <table:table-cell office:value-type="string">
                <text:p>Cubic-3</text:p>
                <draw:g>
                  <svg:desc>Sheet4.O1:Sheet4.O1</svg:desc>
                </draw:g>
              </table:table-cell>
              <table:table-cell office:value-type="string">
                <text:p>Cubic9-3</text:p>
                <draw:g>
                  <svg:desc>Sheet4.P1:Sheet4.P1</svg:desc>
                </draw:g>
              </table:table-cell>
              <table:table-cell office:value-type="string">
                <text:p>CubicNoXY-3</text:p>
                <draw:g>
                  <svg:desc>Sheet4.Q1:Sheet4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6049306366588">
                <text:p>1.36049306366588</text:p>
                <draw:g>
                  <svg:desc>Sheet4.J2:Sheet4.J9</svg:desc>
                </draw:g>
              </table:table-cell>
              <table:table-cell office:value-type="float" office:value="-1.19495678536337">
                <text:p>-1.19495678536337</text:p>
                <draw:g>
                  <svg:desc>Sheet4.K2:Sheet4.K9</svg:desc>
                </draw:g>
              </table:table-cell>
              <table:table-cell office:value-type="float" office:value="-2.31312609549166">
                <text:p>-2.31312609549166</text:p>
                <draw:g>
                  <svg:desc>Sheet4.L2:Sheet4.L9</svg:desc>
                </draw:g>
              </table:table-cell>
              <table:table-cell office:value-type="float" office:value="-2.90236792156602">
                <text:p>-2.90236792156602</text:p>
                <draw:g>
                  <svg:desc>Sheet4.M2:Sheet4.M9</svg:desc>
                </draw:g>
              </table:table-cell>
              <table:table-cell office:value-type="float" office:value="-2.52567007640341">
                <text:p>-2.52567007640341</text:p>
                <draw:g>
                  <svg:desc>Sheet4.N2:Sheet4.N9</svg:desc>
                </draw:g>
              </table:table-cell>
              <table:table-cell office:value-type="float" office:value="-3.24223740526023">
                <text:p>-3.24223740526023</text:p>
                <draw:g>
                  <svg:desc>Sheet4.O2:Sheet4.O9</svg:desc>
                </draw:g>
              </table:table-cell>
              <table:table-cell office:value-type="float" office:value="-2.41326982919431">
                <text:p>-2.41326982919431</text:p>
                <draw:g>
                  <svg:desc>Sheet4.P2:Sheet4.P9</svg:desc>
                </draw:g>
              </table:table-cell>
              <table:table-cell office:value-type="float" office:value="-2.05540334050852">
                <text:p>-2.05540334050852</text:p>
                <draw:g>
                  <svg:desc>Sheet4.Q2:Sheet4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472497614327">
                <text:p>1.50472497614327</text:p>
              </table:table-cell>
              <table:table-cell office:value-type="float" office:value="-1.38573360134608">
                <text:p>-1.38573360134608</text:p>
              </table:table-cell>
              <table:table-cell office:value-type="float" office:value="-2.86271236736224">
                <text:p>-2.86271236736224</text:p>
              </table:table-cell>
              <table:table-cell office:value-type="float" office:value="-3.45229173567727">
                <text:p>-3.45229173567727</text:p>
              </table:table-cell>
              <table:table-cell office:value-type="float" office:value="-3.26022439951077">
                <text:p>-3.26022439951077</text:p>
              </table:table-cell>
              <table:table-cell office:value-type="float" office:value="-3.79195119092921">
                <text:p>-3.79195119092921</text:p>
              </table:table-cell>
              <table:table-cell office:value-type="float" office:value="-2.85009456702615">
                <text:p>-2.85009456702615</text:p>
              </table:table-cell>
              <table:table-cell office:value-type="float" office:value="-2.52819360294918">
                <text:p>-2.52819360294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735516416987">
                <text:p>1.65735516416987</text:p>
              </table:table-cell>
              <table:table-cell office:value-type="float" office:value="-1.70663523514414">
                <text:p>-1.70663523514414</text:p>
              </table:table-cell>
              <table:table-cell office:value-type="float" office:value="-3.46049609343532">
                <text:p>-3.46049609343532</text:p>
              </table:table-cell>
              <table:table-cell office:value-type="float" office:value="-3.98510580956148">
                <text:p>-3.98510580956148</text:p>
              </table:table-cell>
              <table:table-cell office:value-type="float" office:value="-3.77954670659202">
                <text:p>-3.77954670659202</text:p>
              </table:table-cell>
              <table:table-cell office:value-type="float" office:value="-4.42173221903513">
                <text:p>-4.42173221903513</text:p>
              </table:table-cell>
              <table:table-cell office:value-type="float" office:value="-3.42785709071199">
                <text:p>-3.42785709071199</text:p>
              </table:table-cell>
              <table:table-cell office:value-type="float" office:value="-2.83470818015106">
                <text:p>-2.83470818015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581948424538">
                <text:p>1.85581948424538</text:p>
              </table:table-cell>
              <table:table-cell office:value-type="float" office:value="-2.11092082534513">
                <text:p>-2.11092082534513</text:p>
              </table:table-cell>
              <table:table-cell office:value-type="float" office:value="-4.12189259038679">
                <text:p>-4.12189259038679</text:p>
              </table:table-cell>
              <table:table-cell office:value-type="float" office:value="-4.66667365959655">
                <text:p>-4.66667365959655</text:p>
              </table:table-cell>
              <table:table-cell office:value-type="float" office:value="-4.41707005018584">
                <text:p>-4.41707005018584</text:p>
              </table:table-cell>
              <table:table-cell office:value-type="float" office:value="-5.20770498680725">
                <text:p>-5.20770498680725</text:p>
              </table:table-cell>
              <table:table-cell office:value-type="float" office:value="-3.97302980097541">
                <text:p>-3.97302980097541</text:p>
              </table:table-cell>
              <table:table-cell office:value-type="float" office:value="-3.24862927262668">
                <text:p>-3.24862927262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91106213122">
                <text:p>2.00091106213122</text:p>
              </table:table-cell>
              <table:table-cell office:value-type="float" office:value="-2.35262289876939">
                <text:p>-2.35262289876939</text:p>
              </table:table-cell>
              <table:table-cell office:value-type="float" office:value="-4.58137890723768">
                <text:p>-4.58137890723768</text:p>
              </table:table-cell>
              <table:table-cell office:value-type="float" office:value="-5.13678542953773">
                <text:p>-5.13678542953773</text:p>
              </table:table-cell>
              <table:table-cell office:value-type="float" office:value="-4.81138927178499">
                <text:p>-4.81138927178499</text:p>
              </table:table-cell>
              <table:table-cell office:value-type="float" office:value="-5.73693468760439">
                <text:p>-5.73693468760439</text:p>
              </table:table-cell>
              <table:table-cell office:value-type="float" office:value="-4.39820174995487">
                <text:p>-4.39820174995487</text:p>
              </table:table-cell>
              <table:table-cell office:value-type="float" office:value="-3.7009025653029">
                <text:p>-3.7009025653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5162109828797">
                <text:p>2.15162109828797</text:p>
              </table:table-cell>
              <table:table-cell office:value-type="float" office:value="-2.68509466610395">
                <text:p>-2.68509466610395</text:p>
              </table:table-cell>
              <table:table-cell office:value-type="float" office:value="-5.05602001841965">
                <text:p>-5.05602001841965</text:p>
              </table:table-cell>
              <table:table-cell office:value-type="float" office:value="-5.58044735812697">
                <text:p>-5.58044735812697</text:p>
              </table:table-cell>
              <table:table-cell office:value-type="float" office:value="-5.15821582955802">
                <text:p>-5.15821582955802</text:p>
              </table:table-cell>
              <table:table-cell office:value-type="float" office:value="-6.38893553520003">
                <text:p>-6.38893553520003</text:p>
              </table:table-cell>
              <table:table-cell office:value-type="float" office:value="-4.86421877765959">
                <text:p>-4.86421877765959</text:p>
              </table:table-cell>
              <table:table-cell office:value-type="float" office:value="-3.93820082693248">
                <text:p>-3.93820082693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745101534864">
                <text:p>2.34745101534864</text:p>
              </table:table-cell>
              <table:table-cell office:value-type="float" office:value="-3.05426855423708">
                <text:p>-3.05426855423708</text:p>
              </table:table-cell>
              <table:table-cell office:value-type="float" office:value="-5.65161140214251">
                <text:p>-5.65161140214251</text:p>
              </table:table-cell>
              <table:table-cell office:value-type="float" office:value="-6.19743423870101">
                <text:p>-6.19743423870101</text:p>
              </table:table-cell>
              <table:table-cell office:value-type="float" office:value="-5.66284035547314">
                <text:p>-5.66284035547314</text:p>
              </table:table-cell>
              <table:table-cell office:value-type="float" office:value="-7.13988548794908">
                <text:p>-7.13988548794908</text:p>
              </table:table-cell>
              <table:table-cell office:value-type="float" office:value="-5.46277169531446">
                <text:p>-5.46277169531446</text:p>
              </table:table-cell>
              <table:table-cell office:value-type="float" office:value="-4.31872709647292">
                <text:p>-4.31872709647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9374376876703">
                <text:p>2.49374376876703</text:p>
              </table:table-cell>
              <table:table-cell office:value-type="float" office:value="-3.35778287052612">
                <text:p>-3.35778287052612</text:p>
              </table:table-cell>
              <table:table-cell office:value-type="float" office:value="-6.08687574007917">
                <text:p>-6.08687574007917</text:p>
              </table:table-cell>
              <table:table-cell office:value-type="float" office:value="-6.66254073870934">
                <text:p>-6.66254073870934</text:p>
              </table:table-cell>
              <table:table-cell office:value-type="float" office:value="-5.99681529799307">
                <text:p>-5.99681529799307</text:p>
              </table:table-cell>
              <table:table-cell office:value-type="float" office:value="-7.72723273092765">
                <text:p>-7.72723273092765</text:p>
              </table:table-cell>
              <table:table-cell office:value-type="float" office:value="-5.90778129397858">
                <text:p>-5.90778129397858</text:p>
              </table:table-cell>
              <table:table-cell office:value-type="float" office:value="-4.70095273480571">
                <text:p>-4.70095273480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